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s" svg:font-family="Nimbus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dash" draw:stroke-dash="stroke-dash16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7.5pt" style:font-size-asian="7.5pt" style:font-size-complex="7.5pt"/>
    </style:style>
    <style:style style:name="T1" style:family="text">
      <style:text-properties fo:color="#000000" loext:opacity="100%" style:font-name="NimbusSans" fo:font-size="9pt" fo:font-weight="normal" style:font-name-asian="NimbusSans" style:font-size-asian="9pt" style:font-weight-asian="normal" style:font-name-complex="NimbusSans" style:font-size-complex="9pt" style:font-weight-complex="normal"/>
    </style:style>
    <style:style style:name="T2" style:family="text">
      <style:text-properties fo:color="#000000" loext:opacity="100%" style:font-name="DejaVuSans" fo:font-size="7.5pt" fo:font-weight="normal" style:font-name-asian="DejaVuSans" style:font-size-asian="7.5pt" style:font-weight-asian="normal" style:font-name-complex="DejaVuSans" style:font-size-complex="7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0.741cm" svg:height="2.309cm" svg:x="13.956cm" svg:y="0.343cm" svg:viewBox="0 0 742 2310" draw:points="0,0 742,0 742,2310">
          <text:p/>
        </draw:polyline>
        <draw:polygon draw:style-name="gr1" draw:text-style-name="P1" draw:layer="layout" svg:width="0.291cm" svg:height="0.171cm" svg:x="13.665cm" svg:y="0.258cm" svg:viewBox="0 0 292 172" draw:points="0,85 145,0 292,85 145,172">
          <text:p/>
        </draw:polygon>
        <draw:polyline draw:style-name="gr1" draw:text-style-name="P1" draw:layer="layout" svg:width="0.194cm" svg:height="0.291cm" svg:x="14.6cm" svg:y="2.391cm" svg:viewBox="0 0 195 292" draw:points="0,0 98,292 195,0">
          <text:p/>
        </draw:polyline>
        <draw:polyline draw:style-name="gr1" draw:text-style-name="P1" draw:layer="layout" svg:width="6.086cm" svg:height="0.688cm" svg:x="7.553cm" svg:y="0.013cm" svg:viewBox="0 0 6087 689" draw:points="0,689 0,0 6087,0 6087,689">
          <text:p/>
        </draw:polyline>
        <draw:polyline draw:style-name="gr1" draw:text-style-name="P1" draw:layer="layout" svg:width="6.086cm" svg:height="0.636cm" svg:x="7.553cm" svg:y="0.701cm" svg:viewBox="0 0 6087 637" draw:points="0,0 0,637 6087,637 6087,0">
          <text:p/>
        </draw:polyline>
        <draw:line draw:style-name="gr1" draw:text-style-name="P1" draw:layer="layout" svg:x1="7.553cm" svg:y1="0.701cm" svg:x2="13.639cm" svg:y2="0.701cm">
          <text:p/>
        </draw:line>
        <draw:frame draw:style-name="gr2" draw:text-style-name="P3" draw:layer="layout" svg:width="1.06cm" svg:height="0.319cm" svg:x="10.057cm" svg:y="0.218cm">
          <draw:text-box>
            <text:p text:style-name="P2"><text:span text:style-name="T1">Facade</text:span></text:p>
          </draw:text-box>
        </draw:frame>
        <draw:polyline draw:style-name="gr1" draw:text-style-name="P1" draw:layer="layout" svg:width="3.704cm" svg:height="0.688cm" svg:x="3.849cm" svg:y="2.129cm" svg:viewBox="0 0 3705 689" draw:points="0,689 0,0 3705,0 3705,689">
          <text:p/>
        </draw:polyline>
        <draw:polyline draw:style-name="gr1" draw:text-style-name="P1" draw:layer="layout" svg:width="3.704cm" svg:height="0.636cm" svg:x="3.849cm" svg:y="2.817cm" svg:viewBox="0 0 3705 637" draw:points="0,0 0,637 3705,637 3705,0">
          <text:p/>
        </draw:polyline>
        <draw:line draw:style-name="gr1" draw:text-style-name="P1" draw:layer="layout" svg:x1="3.849cm" svg:y1="2.817cm" svg:x2="7.553cm" svg:y2="2.817cm">
          <text:p/>
        </draw:line>
        <draw:frame draw:style-name="gr2" draw:text-style-name="P3" draw:layer="layout" svg:width="3.063cm" svg:height="0.319cm" svg:x="7.699cm" svg:y="0.959cm">
          <draw:text-box>
            <text:p text:style-name="P2"><text:span text:style-name="T1">+ execute(Command)</text:span></text:p>
          </draw:text-box>
        </draw:frame>
        <draw:frame draw:style-name="gr2" draw:text-style-name="P3" draw:layer="layout" svg:width="1.463cm" svg:height="0.319cm" svg:x="4.956cm" svg:y="2.335cm">
          <draw:text-box>
            <text:p text:style-name="P2"><text:span text:style-name="T1">Command</text:span></text:p>
          </draw:text-box>
        </draw:frame>
        <draw:polyline draw:style-name="gr1" draw:text-style-name="P1" draw:layer="layout" svg:width="3.704cm" svg:height="0.688cm" svg:x="19.724cm" svg:y="7.95cm" svg:viewBox="0 0 3705 689" draw:points="0,689 0,0 3705,0 3705,689">
          <text:p/>
        </draw:polyline>
        <draw:polyline draw:style-name="gr1" draw:text-style-name="P1" draw:layer="layout" svg:width="3.704cm" svg:height="0.636cm" svg:x="19.724cm" svg:y="8.638cm" svg:viewBox="0 0 3705 637" draw:points="0,0 0,637 3705,637 3705,0">
          <text:p/>
        </draw:polyline>
        <draw:line draw:style-name="gr1" draw:text-style-name="P1" draw:layer="layout" svg:x1="19.724cm" svg:y1="8.638cm" svg:x2="23.428cm" svg:y2="8.638cm">
          <text:p/>
        </draw:line>
        <draw:frame draw:style-name="gr2" draw:text-style-name="P3" draw:layer="layout" svg:width="2.957cm" svg:height="0.319cm" svg:x="3.995cm" svg:y="3.076cm">
          <draw:text-box>
            <text:p text:style-name="P2"><text:span text:style-name="T1">+ execute(Context)...</text:span></text:p>
          </draw:text-box>
        </draw:frame>
        <draw:frame draw:style-name="gr2" draw:text-style-name="P3" draw:layer="layout" svg:width="1.039cm" svg:height="0.319cm" svg:x="21.044cm" svg:y="8.156cm">
          <draw:text-box>
            <text:p text:style-name="P2"><text:span text:style-name="T1">Render</text:span></text:p>
          </draw:text-box>
        </draw:frame>
        <draw:polyline draw:style-name="gr1" draw:text-style-name="P1" draw:layer="layout" svg:width="2.91cm" svg:height="0.933cm" svg:x="24.487cm" svg:y="14.499cm" svg:viewBox="0 0 2911 934" draw:points="2911,0 0,0 0,934">
          <text:p/>
        </draw:polyline>
        <draw:polyline draw:style-name="gr1" draw:text-style-name="P1" draw:layer="layout" svg:width="0.194cm" svg:height="0.291cm" svg:x="24.39cm" svg:y="15.17cm" svg:viewBox="0 0 195 292" draw:points="0,0 97,292 195,0">
          <text:p/>
        </draw:polyline>
        <draw:polyline draw:style-name="gr1" draw:text-style-name="P1" draw:layer="layout" svg:width="2.594cm" svg:height="1.065cm" svg:x="31.418cm" svg:y="14.499cm" svg:viewBox="0 0 2595 1066" draw:points="0,0 2595,0 2595,1066">
          <text:p/>
        </draw:polyline>
        <draw:polygon draw:style-name="gr1" draw:text-style-name="P1" draw:layer="layout" svg:width="0.291cm" svg:height="0.171cm" svg:x="31.127cm" svg:y="14.413cm" svg:viewBox="0 0 292 172" draw:points="0,87 146,0 292,87 146,172">
          <text:p/>
        </draw:polygon>
        <draw:polyline draw:style-name="gr1" draw:text-style-name="P1" draw:layer="layout" svg:width="0.194cm" svg:height="0.292cm" svg:x="33.915cm" svg:y="15.302cm" svg:viewBox="0 0 195 293" draw:points="0,0 97,293 195,0">
          <text:p/>
        </draw:polyline>
        <draw:polyline draw:style-name="gr1" draw:text-style-name="P1" draw:layer="layout" svg:width="3.704cm" svg:height="0.688cm" svg:x="27.397cm" svg:y="14.036cm" svg:viewBox="0 0 3705 689" draw:points="0,689 0,0 3705,0 3705,689">
          <text:p/>
        </draw:polyline>
        <draw:polyline draw:style-name="gr1" draw:text-style-name="P1" draw:layer="layout" svg:width="3.704cm" svg:height="1.164cm" svg:x="27.397cm" svg:y="14.724cm" svg:viewBox="0 0 3705 1165" draw:points="0,0 0,1165 3705,1165 3705,0">
          <text:p/>
        </draw:polyline>
        <draw:line draw:style-name="gr1" draw:text-style-name="P1" draw:layer="layout" svg:x1="27.397cm" svg:y1="14.724cm" svg:x2="31.101cm" svg:y2="14.724cm">
          <text:p/>
        </draw:line>
        <draw:frame draw:style-name="gr2" draw:text-style-name="P3" draw:layer="layout" svg:width="1.175cm" svg:height="0.319cm" svg:x="19.87cm" svg:y="8.897cm">
          <draw:text-box>
            <text:p text:style-name="P2"><text:span text:style-name="T1">+ draw()</text:span></text:p>
          </draw:text-box>
        </draw:frame>
        <draw:frame draw:style-name="gr2" draw:text-style-name="P3" draw:layer="layout" svg:width="2.965cm" svg:height="0.319cm" svg:x="27.759cm" svg:y="14.241cm">
          <draw:text-box>
            <text:p text:style-name="P2"><text:span text:style-name="T1">AbstractDrawFactory</text:span></text:p>
          </draw:text-box>
        </draw:frame>
        <draw:polyline draw:style-name="gr1" draw:text-style-name="P1" draw:layer="layout" svg:width="3.704cm" svg:height="0.688cm" svg:x="22.635cm" svg:y="15.491cm" svg:viewBox="0 0 3705 689" draw:points="0,689 0,0 3705,0 3705,689">
          <text:p/>
        </draw:polyline>
        <draw:polyline draw:style-name="gr1" draw:text-style-name="P1" draw:layer="layout" svg:width="3.704cm" svg:height="0.636cm" svg:x="22.635cm" svg:y="16.179cm" svg:viewBox="0 0 3705 637" draw:points="0,0 0,637 3705,637 3705,0">
          <text:p/>
        </draw:polyline>
        <draw:line draw:style-name="gr1" draw:text-style-name="P1" draw:layer="layout" svg:x1="22.635cm" svg:y1="16.179cm" svg:x2="26.339cm" svg:y2="16.179cm">
          <text:p/>
        </draw:line>
        <draw:frame draw:style-name="gr2" draw:text-style-name="P3" draw:layer="layout" svg:width="2.517cm" svg:height="0.319cm" svg:x="27.543cm" svg:y="14.982cm">
          <draw:text-box>
            <text:p text:style-name="P2"><text:span text:style-name="T1">+ createImage()...</text:span></text:p>
          </draw:text-box>
        </draw:frame>
        <draw:frame draw:style-name="gr2" draw:text-style-name="P3" draw:layer="layout" svg:width="2.047cm" svg:height="0.319cm" svg:x="23.452cm" svg:y="15.696cm">
          <draw:text-box>
            <text:p text:style-name="P2"><text:span text:style-name="T1">AbstractImage</text:span></text:p>
          </draw:text-box>
        </draw:frame>
        <draw:polyline draw:style-name="gr1" draw:text-style-name="P1" draw:layer="layout" svg:width="3.704cm" svg:height="0.688cm" svg:x="32.16cm" svg:y="15.623cm" svg:viewBox="0 0 3705 689" draw:points="0,689 0,0 3705,0 3705,689">
          <text:p/>
        </draw:polyline>
        <draw:polyline draw:style-name="gr1" draw:text-style-name="P1" draw:layer="layout" svg:width="3.704cm" svg:height="0.636cm" svg:x="32.16cm" svg:y="16.311cm" svg:viewBox="0 0 3705 637" draw:points="0,0 0,637 3705,637 3705,0">
          <text:p/>
        </draw:polyline>
        <draw:line draw:style-name="gr1" draw:text-style-name="P1" draw:layer="layout" svg:x1="32.16cm" svg:y1="16.311cm" svg:x2="35.864cm" svg:y2="16.311cm">
          <text:p/>
        </draw:line>
        <draw:frame draw:style-name="gr2" draw:text-style-name="P3" draw:layer="layout" svg:width="1.598cm" svg:height="0.319cm" svg:x="22.781cm" svg:y="16.437cm">
          <draw:text-box>
            <text:p text:style-name="P2"><text:span text:style-name="T1">+ setPixel()</text:span></text:p>
          </draw:text-box>
        </draw:frame>
        <draw:frame draw:style-name="gr2" draw:text-style-name="P3" draw:layer="layout" svg:width="2.436cm" svg:height="0.319cm" svg:x="32.78cm" svg:y="15.829cm">
          <draw:text-box>
            <text:p text:style-name="P2"><text:span text:style-name="T1">AbstractGraphics</text:span></text:p>
          </draw:text-box>
        </draw:frame>
        <draw:polyline draw:style-name="gr1" draw:text-style-name="P1" draw:layer="layout" svg:width="1.005cm" svg:height="1.317cm" svg:x="20.571cm" svg:y="6.574cm" svg:viewBox="0 0 1006 1318" draw:points="0,0 1006,0 1006,1318">
          <text:p/>
        </draw:polyline>
        <draw:polygon draw:style-name="gr1" draw:text-style-name="P1" draw:layer="layout" svg:width="0.291cm" svg:height="0.171cm" svg:x="20.28cm" svg:y="6.489cm" svg:viewBox="0 0 292 172" draw:points="0,85 145,0 292,85 145,172">
          <text:p/>
        </draw:polygon>
        <draw:polyline draw:style-name="gr1" draw:text-style-name="P1" draw:layer="layout" svg:width="0.194cm" svg:height="0.291cm" svg:x="21.479cm" svg:y="7.63cm" svg:viewBox="0 0 195 292" draw:points="0,0 97,292 195,0">
          <text:p/>
        </draw:polyline>
        <draw:polyline draw:style-name="gr1" draw:text-style-name="P1" draw:layer="layout" svg:width="1.27cm" svg:height="2.124cm" svg:x="14.962cm" svg:y="5.767cm" svg:viewBox="0 0 1271 2125" draw:points="1271,0 0,0 0,2125">
          <text:p/>
        </draw:polyline>
        <draw:polygon draw:style-name="gr1" draw:text-style-name="P1" draw:layer="layout" svg:width="0.291cm" svg:height="0.171cm" svg:x="16.232cm" svg:y="5.682cm" svg:viewBox="0 0 292 172" draw:points="292,86 145,172 0,86 145,0">
          <text:p/>
        </draw:polygon>
        <draw:polyline draw:style-name="gr1" draw:text-style-name="P1" draw:layer="layout" svg:width="0.194cm" svg:height="0.291cm" svg:x="14.865cm" svg:y="7.63cm" svg:viewBox="0 0 195 292" draw:points="0,0 97,292 195,0">
          <text:p/>
        </draw:polyline>
        <draw:polyline draw:style-name="gr1" draw:text-style-name="P1" draw:layer="layout" svg:width="6.032cm" svg:height="1.066cm" svg:x="20.571cm" svg:y="5.767cm" svg:viewBox="0 0 6033 1067" draw:points="0,0 6033,0 6033,1067">
          <text:p/>
        </draw:polyline>
        <draw:polygon draw:style-name="gr1" draw:text-style-name="P1" draw:layer="layout" svg:width="0.291cm" svg:height="0.171cm" svg:x="20.28cm" svg:y="5.682cm" svg:viewBox="0 0 292 172" draw:points="0,86 145,0 292,86 145,172">
          <text:p/>
        </draw:polygon>
        <draw:polyline draw:style-name="gr1" draw:text-style-name="P1" draw:layer="layout" svg:width="0.195cm" svg:height="0.291cm" svg:x="26.506cm" svg:y="6.571cm" svg:viewBox="0 0 196 292" draw:points="0,0 97,292 196,0">
          <text:p/>
        </draw:polyline>
        <draw:polyline draw:style-name="gr1" draw:text-style-name="P1" draw:layer="layout" svg:width="3.704cm" svg:height="0.688cm" svg:x="16.549cm" svg:y="5.304cm" svg:viewBox="0 0 3705 689" draw:points="0,689 0,0 3705,0 3705,689">
          <text:p/>
        </draw:polyline>
        <draw:polyline draw:style-name="gr1" draw:text-style-name="P1" draw:layer="layout" svg:width="3.704cm" svg:height="1.164cm" svg:x="16.549cm" svg:y="5.992cm" svg:viewBox="0 0 3705 1165" draw:points="0,0 0,1165 3705,1165 3705,0">
          <text:p/>
        </draw:polyline>
        <draw:line draw:style-name="gr1" draw:text-style-name="P1" draw:layer="layout" svg:x1="16.549cm" svg:y1="5.992cm" svg:x2="20.253cm" svg:y2="5.992cm">
          <text:p/>
        </draw:line>
        <draw:frame draw:style-name="gr2" draw:text-style-name="P3" draw:layer="layout" svg:width="3.219cm" svg:height="0.319cm" svg:x="32.306cm" svg:y="16.57cm">
          <draw:text-box>
            <text:p text:style-name="P2"><text:span text:style-name="T1">+ draw(AbstractImage)</text:span></text:p>
          </draw:text-box>
        </draw:frame>
        <draw:frame draw:style-name="gr2" draw:text-style-name="P3" draw:layer="layout" svg:width="1.094cm" svg:height="0.319cm" svg:x="17.848cm" svg:y="5.51cm">
          <draw:text-box>
            <text:p text:style-name="P2"><text:span text:style-name="T1">Context</text:span></text:p>
          </draw:text-box>
        </draw:frame>
        <draw:polyline draw:style-name="gr1" draw:text-style-name="P1" draw:layer="layout" svg:width="1.535cm" svg:height="2.19cm" svg:x="16.866cm" svg:y="3.055cm" svg:viewBox="0 0 1536 2191" draw:points="0,0 1536,0 1536,2191">
          <text:p/>
        </draw:polyline>
        <draw:polygon draw:style-name="gr1" draw:text-style-name="P1" draw:layer="layout" svg:width="0.291cm" svg:height="0.171cm" svg:x="16.575cm" svg:y="2.97cm" svg:viewBox="0 0 292 172" draw:points="0,86 146,0 292,86 146,172">
          <text:p/>
        </draw:polygon>
        <draw:polyline draw:style-name="gr1" draw:text-style-name="P1" draw:layer="layout" svg:width="0.194cm" svg:height="0.291cm" svg:x="18.304cm" svg:y="4.984cm" svg:viewBox="0 0 195 292" draw:points="0,0 98,292 195,0">
          <text:p/>
        </draw:polyline>
        <draw:polyline draw:style-name="gr1" draw:text-style-name="P1" draw:layer="layout" svg:width="3.704cm" svg:height="0.688cm" svg:x="12.845cm" svg:y="2.711cm" svg:viewBox="0 0 3705 689" draw:points="0,689 0,0 3705,0 3705,689">
          <text:p/>
        </draw:polyline>
        <draw:polyline draw:style-name="gr1" draw:text-style-name="P1" draw:layer="layout" svg:width="3.704cm" svg:height="0.688cm" svg:x="12.845cm" svg:y="3.399cm" svg:viewBox="0 0 3705 689" draw:points="0,0 0,689 3705,689 3705,0">
          <text:p/>
        </draw:polyline>
        <draw:line draw:style-name="gr1" draw:text-style-name="P1" draw:layer="layout" svg:x1="12.845cm" svg:y1="3.399cm" svg:x2="16.549cm" svg:y2="3.399cm">
          <text:p/>
        </draw:line>
        <draw:frame draw:style-name="gr2" draw:text-style-name="P3" draw:layer="layout" svg:width="2.093cm" svg:height="0.319cm" svg:x="16.695cm" svg:y="6.251cm">
          <draw:text-box>
            <text:p text:style-name="P2"><text:span text:style-name="T1">+ getScene()...</text:span></text:p>
          </draw:text-box>
        </draw:frame>
        <draw:frame draw:style-name="gr2" draw:text-style-name="P3" draw:layer="layout" svg:width="2.03cm" svg:height="0.319cm" svg:x="13.676cm" svg:y="2.917cm">
          <draw:text-box>
            <text:p text:style-name="P2"><text:span text:style-name="T1">ContextHolder</text:span></text:p>
          </draw:text-box>
        </draw:frame>
        <draw:polyline draw:style-name="gr1" draw:text-style-name="P1" draw:layer="layout" svg:width="3.704cm" svg:height="0.688cm" svg:x="13.11cm" svg:y="7.95cm" svg:viewBox="0 0 3705 689" draw:points="0,689 0,0 3705,0 3705,689">
          <text:p/>
        </draw:polyline>
        <draw:polyline draw:style-name="gr1" draw:text-style-name="P1" draw:layer="layout" svg:width="3.704cm" svg:height="2.223cm" svg:x="13.11cm" svg:y="8.638cm" svg:viewBox="0 0 3705 2224" draw:points="0,0 0,2224 3705,2224 3705,0">
          <text:p/>
        </draw:polyline>
        <draw:line draw:style-name="gr1" draw:text-style-name="P1" draw:layer="layout" svg:x1="13.11cm" svg:y1="8.638cm" svg:x2="16.814cm" svg:y2="8.638cm">
          <text:p/>
        </draw:line>
        <draw:frame draw:style-name="gr2" draw:text-style-name="P3" draw:layer="layout" svg:width="2.021cm" svg:height="0.319cm" svg:x="12.991cm" svg:y="3.658cm">
          <draw:text-box>
            <text:p text:style-name="P2"><text:span text:style-name="T1">+ getContext()</text:span></text:p>
          </draw:text-box>
        </draw:frame>
        <draw:frame draw:style-name="gr2" draw:text-style-name="P3" draw:layer="layout" svg:width="0.899cm" svg:height="0.319cm" svg:x="14.498cm" svg:y="8.156cm">
          <draw:text-box>
            <text:p text:style-name="P2"><text:span text:style-name="T1">Scene</text:span></text:p>
          </draw:text-box>
        </draw:frame>
        <draw:polyline draw:style-name="gr1" draw:text-style-name="P1" draw:layer="layout" svg:width="2.534cm" svg:height="2.501cm" svg:x="16.873cm" svg:y="9.749cm" svg:viewBox="0 0 2535 2502" draw:points="2535,2502 1396,2502 1396,0 0,0">
          <text:p/>
        </draw:polyline>
        <draw:polygon draw:style-name="gr1" draw:text-style-name="P1" draw:layer="layout" svg:width="0.291cm" svg:height="0.171cm" svg:x="19.407cm" svg:y="12.164cm" svg:viewBox="0 0 292 172" draw:points="292,87 145,172 0,87 145,0">
          <text:p/>
        </draw:polygon>
        <draw:polyline draw:style-name="gr1" draw:text-style-name="P1" draw:layer="layout" svg:width="0.291cm" svg:height="0.195cm" svg:x="16.843cm" svg:y="9.652cm" svg:viewBox="0 0 292 196" draw:points="292,0 0,97 292,196">
          <text:p/>
        </draw:polyline>
        <draw:polyline draw:style-name="gr1" draw:text-style-name="P1" draw:layer="layout" svg:width="7.223cm" svg:height="7.21cm" svg:x="23.746cm" svg:y="5.04cm" svg:viewBox="0 0 7224 7211" draw:points="0,7211 476,7211 476,0 7224,0 7224,2057">
          <text:p/>
        </draw:polyline>
        <draw:polygon draw:style-name="gr1" draw:text-style-name="P1" draw:layer="layout" svg:width="0.291cm" svg:height="0.171cm" svg:x="23.455cm" svg:y="12.164cm" svg:viewBox="0 0 292 172" draw:points="0,87 145,0 292,87 145,172">
          <text:p/>
        </draw:polygon>
        <draw:polyline draw:style-name="gr1" draw:text-style-name="P1" draw:layer="layout" svg:width="0.194cm" svg:height="0.291cm" svg:x="30.872cm" svg:y="6.836cm" svg:viewBox="0 0 195 292" draw:points="0,0 98,292 195,0">
          <text:p/>
        </draw:polyline>
        <draw:polyline draw:style-name="gr1" draw:text-style-name="P1" draw:layer="layout" svg:width="3.704cm" svg:height="0.688cm" svg:x="19.724cm" svg:y="11.919cm" svg:viewBox="0 0 3705 689" draw:points="0,689 0,0 3705,0 3705,689">
          <text:p/>
        </draw:polyline>
        <draw:polyline draw:style-name="gr1" draw:text-style-name="P1" draw:layer="layout" svg:width="3.704cm" svg:height="0.636cm" svg:x="19.724cm" svg:y="12.607cm" svg:viewBox="0 0 3705 637" draw:points="0,0 0,637 3705,637 3705,0">
          <text:p/>
        </draw:polyline>
        <draw:line draw:style-name="gr1" draw:text-style-name="P1" draw:layer="layout" svg:x1="19.724cm" svg:y1="12.607cm" svg:x2="23.428cm" svg:y2="12.607cm">
          <text:p/>
        </draw:line>
        <draw:frame draw:style-name="gr2" draw:text-style-name="P3" draw:layer="layout" svg:width="2.199cm" svg:height="0.319cm" svg:x="13.256cm" svg:y="8.897cm">
          <draw:text-box>
            <text:p text:style-name="P2"><text:span text:style-name="T1">+ addObject()...</text:span></text:p>
          </draw:text-box>
        </draw:frame>
        <draw:frame draw:style-name="gr2" draw:text-style-name="P3" draw:layer="layout" svg:width="3.211cm" svg:height="0.319cm" svg:x="19.961cm" svg:y="12.125cm">
          <draw:text-box>
            <text:p text:style-name="P2"><text:span text:style-name="T1">RenderImplementation</text:span></text:p>
          </draw:text-box>
        </draw:frame>
        <draw:polyline draw:style-name="gr1" draw:text-style-name="P1" draw:layer="layout" svg:width="3.704cm" svg:height="0.688cm" svg:x="13.11cm" svg:y="11.919cm" svg:viewBox="0 0 3705 689" draw:points="0,689 0,0 3705,0 3705,689">
          <text:p/>
        </draw:polyline>
        <draw:polyline draw:style-name="gr1" draw:text-style-name="P1" draw:layer="layout" svg:width="3.704cm" svg:height="2.222cm" svg:x="13.11cm" svg:y="12.607cm" svg:viewBox="0 0 3705 2223" draw:points="0,0 0,2223 3705,2223 3705,0">
          <text:p/>
        </draw:polyline>
        <draw:line draw:style-name="gr1" draw:text-style-name="P1" draw:layer="layout" svg:x1="13.11cm" svg:y1="12.607cm" svg:x2="16.814cm" svg:y2="12.607cm">
          <text:p/>
        </draw:line>
        <draw:frame draw:style-name="gr2" draw:text-style-name="P3" draw:layer="layout" svg:width="1.175cm" svg:height="0.319cm" svg:x="19.87cm" svg:y="12.865cm">
          <draw:text-box>
            <text:p text:style-name="P2"><text:span text:style-name="T1">+ draw()</text:span></text:p>
          </draw:text-box>
        </draw:frame>
        <draw:frame draw:style-name="gr2" draw:text-style-name="P3" draw:layer="layout" svg:width="3.071cm" svg:height="0.319cm" svg:x="13.414cm" svg:y="12.125cm">
          <draw:text-box>
            <text:p text:style-name="P2"><text:span text:style-name="T1">SceneImplementation</text:span></text:p>
          </draw:text-box>
        </draw:frame>
        <draw:line draw:style-name="gr1" draw:text-style-name="P1" draw:layer="layout" svg:x1="21.576cm" svg:y1="11.919cm" svg:x2="21.576cm" svg:y2="9.594cm">
          <text:p/>
        </draw:line>
        <draw:polygon draw:style-name="gr1" draw:text-style-name="P1" draw:layer="layout" svg:width="0.291cm" svg:height="0.291cm" svg:x="21.431cm" svg:y="9.303cm" svg:viewBox="0 0 292 292" draw:points="145,0 292,292 0,292">
          <text:p/>
        </draw:polygon>
        <draw:polyline draw:style-name="gr1" draw:text-style-name="P1" draw:layer="layout" svg:width="1.668cm" svg:height="1.198cm" svg:x="31.418cm" svg:y="17.541cm" svg:viewBox="0 0 1669 1199" draw:points="0,0 1669,0 1669,1199">
          <text:p/>
        </draw:polyline>
        <draw:polygon draw:style-name="gr1" draw:text-style-name="P1" draw:layer="layout" svg:width="0.291cm" svg:height="0.171cm" svg:x="31.127cm" svg:y="17.456cm" svg:viewBox="0 0 292 172" draw:points="0,86 146,0 292,86 146,172">
          <text:p/>
        </draw:polygon>
        <draw:polyline draw:style-name="gr1" draw:text-style-name="P1" draw:layer="layout" svg:width="0.195cm" svg:height="0.292cm" svg:x="32.988cm" svg:y="18.477cm" svg:viewBox="0 0 196 293" draw:points="0,0 99,293 196,0">
          <text:p/>
        </draw:polyline>
        <draw:polyline draw:style-name="gr1" draw:text-style-name="P1" draw:layer="layout" svg:width="1.984cm" svg:height="1.198cm" svg:x="25.413cm" svg:y="17.541cm" svg:viewBox="0 0 1985 1199" draw:points="1985,0 0,0 0,1199">
          <text:p/>
        </draw:polyline>
        <draw:polyline draw:style-name="gr1" draw:text-style-name="P1" draw:layer="layout" svg:width="0.194cm" svg:height="0.292cm" svg:x="25.316cm" svg:y="18.477cm" svg:viewBox="0 0 195 293" draw:points="0,0 98,293 195,0">
          <text:p/>
        </draw:polyline>
        <draw:polyline draw:style-name="gr1" draw:text-style-name="P1" draw:layer="layout" svg:width="3.704cm" svg:height="0.688cm" svg:x="27.397cm" svg:y="16.946cm" svg:viewBox="0 0 3705 689" draw:points="0,689 0,0 3705,0 3705,689">
          <text:p/>
        </draw:polyline>
        <draw:polyline draw:style-name="gr1" draw:text-style-name="P1" draw:layer="layout" svg:width="3.704cm" svg:height="1.693cm" svg:x="27.397cm" svg:y="17.634cm" svg:viewBox="0 0 3705 1694" draw:points="0,0 0,1694 3705,1694 3705,0">
          <text:p/>
        </draw:polyline>
        <draw:line draw:style-name="gr1" draw:text-style-name="P1" draw:layer="layout" svg:x1="27.397cm" svg:y1="17.634cm" svg:x2="31.101cm" svg:y2="17.634cm">
          <text:p/>
        </draw:line>
        <draw:frame draw:style-name="gr2" draw:text-style-name="P3" draw:layer="layout" svg:width="2.199cm" svg:height="0.319cm" svg:x="13.256cm" svg:y="12.865cm">
          <draw:text-box>
            <text:p text:style-name="P2"><text:span text:style-name="T1">+ addObject()...</text:span></text:p>
          </draw:text-box>
        </draw:frame>
        <draw:frame draw:style-name="gr2" draw:text-style-name="P3" draw:layer="layout" svg:width="1.924cm" svg:height="0.319cm" svg:x="28.276cm" svg:y="17.152cm">
          <draw:text-box>
            <text:p text:style-name="P2"><text:span text:style-name="T1">SwingFactory</text:span></text:p>
          </draw:text-box>
        </draw:frame>
        <draw:polyline draw:style-name="gr1" draw:text-style-name="P1" draw:layer="layout" svg:width="3.704cm" svg:height="0.688cm" svg:x="22.635cm" svg:y="18.798cm" svg:viewBox="0 0 3705 689" draw:points="0,689 0,0 3705,0 3705,689">
          <text:p/>
        </draw:polyline>
        <draw:polyline draw:style-name="gr1" draw:text-style-name="P1" draw:layer="layout" svg:width="3.704cm" svg:height="0.636cm" svg:x="22.635cm" svg:y="19.486cm" svg:viewBox="0 0 3705 637" draw:points="0,0 0,637 3705,637 3705,0">
          <text:p/>
        </draw:polyline>
        <draw:line draw:style-name="gr1" draw:text-style-name="P1" draw:layer="layout" svg:x1="22.635cm" svg:y1="19.486cm" svg:x2="26.339cm" svg:y2="19.486cm">
          <text:p/>
        </draw:line>
        <draw:frame draw:style-name="gr2" draw:text-style-name="P3" draw:layer="layout" svg:width="2.517cm" svg:height="0.319cm" svg:x="27.543cm" svg:y="17.893cm">
          <draw:text-box>
            <text:p text:style-name="P2"><text:span text:style-name="T1">+ createImage()...</text:span></text:p>
          </draw:text-box>
        </draw:frame>
        <draw:frame draw:style-name="gr2" draw:text-style-name="P3" draw:layer="layout" svg:width="1.746cm" svg:height="0.319cm" svg:x="23.602cm" svg:y="19.004cm">
          <draw:text-box>
            <text:p text:style-name="P2"><text:span text:style-name="T1">SwingImage</text:span></text:p>
          </draw:text-box>
        </draw:frame>
        <draw:polyline draw:style-name="gr1" draw:text-style-name="P1" draw:layer="layout" svg:width="3.704cm" svg:height="0.688cm" svg:x="32.16cm" svg:y="18.798cm" svg:viewBox="0 0 3705 689" draw:points="0,689 0,0 3705,0 3705,689">
          <text:p/>
        </draw:polyline>
        <draw:polyline draw:style-name="gr1" draw:text-style-name="P1" draw:layer="layout" svg:width="3.704cm" svg:height="0.636cm" svg:x="32.16cm" svg:y="19.486cm" svg:viewBox="0 0 3705 637" draw:points="0,0 0,637 3705,637 3705,0">
          <text:p/>
        </draw:polyline>
        <draw:line draw:style-name="gr1" draw:text-style-name="P1" draw:layer="layout" svg:x1="32.16cm" svg:y1="19.486cm" svg:x2="35.864cm" svg:y2="19.486cm">
          <text:p/>
        </draw:line>
        <draw:frame draw:style-name="gr2" draw:text-style-name="P3" draw:layer="layout" svg:width="1.598cm" svg:height="0.319cm" svg:x="22.781cm" svg:y="19.745cm">
          <draw:text-box>
            <text:p text:style-name="P2"><text:span text:style-name="T1">+ setPixel()</text:span></text:p>
          </draw:text-box>
        </draw:frame>
        <draw:frame draw:style-name="gr2" draw:text-style-name="P3" draw:layer="layout" svg:width="2.136cm" svg:height="0.319cm" svg:x="32.93cm" svg:y="19.004cm">
          <draw:text-box>
            <text:p text:style-name="P2"><text:span text:style-name="T1">SwingGraphics</text:span></text:p>
          </draw:text-box>
        </draw:frame>
        <draw:line draw:style-name="gr1" draw:text-style-name="P1" draw:layer="layout" svg:x1="34.012cm" svg:y1="18.798cm" svg:x2="34.012cm" svg:y2="17.267cm">
          <text:p/>
        </draw:line>
        <draw:polygon draw:style-name="gr1" draw:text-style-name="P1" draw:layer="layout" svg:width="0.291cm" svg:height="0.291cm" svg:x="33.866cm" svg:y="16.976cm" svg:viewBox="0 0 292 292" draw:points="147,0 292,292 0,292">
          <text:p/>
        </draw:polygon>
        <draw:line draw:style-name="gr1" draw:text-style-name="P1" draw:layer="layout" svg:x1="24.487cm" svg:y1="18.798cm" svg:x2="24.487cm" svg:y2="17.134cm">
          <text:p/>
        </draw:line>
        <draw:polygon draw:style-name="gr1" draw:text-style-name="P1" draw:layer="layout" svg:width="0.291cm" svg:height="0.291cm" svg:x="24.341cm" svg:y="16.843cm" svg:viewBox="0 0 292 292" draw:points="146,0 292,292 0,292">
          <text:p/>
        </draw:polygon>
        <draw:line draw:style-name="gr1" draw:text-style-name="P1" draw:layer="layout" svg:x1="29.249cm" svg:y1="16.946cm" svg:x2="29.249cm" svg:y2="16.208cm">
          <text:p/>
        </draw:line>
        <draw:polygon draw:style-name="gr1" draw:text-style-name="P1" draw:layer="layout" svg:width="0.291cm" svg:height="0.291cm" svg:x="29.104cm" svg:y="15.917cm" svg:viewBox="0 0 292 292" draw:points="146,0 292,292 0,292">
          <text:p/>
        </draw:polygon>
        <draw:polyline draw:style-name="gr1" draw:text-style-name="P1" draw:layer="layout" svg:width="4.762cm" svg:height="0.688cm" svg:x="8.215cm" svg:y="16.152cm" svg:viewBox="0 0 4763 689" draw:points="0,689 0,0 4763,0 4763,689">
          <text:p/>
        </draw:polyline>
        <draw:polyline draw:style-name="gr1" draw:text-style-name="P1" draw:layer="layout" svg:width="4.762cm" svg:height="2.487cm" svg:x="8.215cm" svg:y="16.84cm" svg:viewBox="0 0 4763 2488" draw:points="0,0 0,2488 4763,2488 4763,0">
          <text:p/>
        </draw:polyline>
        <draw:line draw:style-name="gr1" draw:text-style-name="P1" draw:layer="layout" svg:x1="8.215cm" svg:y1="16.84cm" svg:x2="12.977cm" svg:y2="16.84cm">
          <text:p/>
        </draw:line>
        <draw:frame draw:style-name="gr2" draw:text-style-name="P3" draw:layer="layout" svg:width="3.219cm" svg:height="0.319cm" svg:x="32.306cm" svg:y="19.745cm">
          <draw:text-box>
            <text:p text:style-name="P2"><text:span text:style-name="T1">+ draw(AbstractImage)</text:span></text:p>
          </draw:text-box>
        </draw:frame>
        <draw:frame draw:style-name="gr2" draw:text-style-name="P3" draw:layer="layout" svg:width="1.818cm" svg:height="0.319cm" svg:x="9.672cm" svg:y="16.358cm">
          <draw:text-box>
            <text:p text:style-name="P2"><text:span text:style-name="T1">SceneObject</text:span></text:p>
          </draw:text-box>
        </draw:frame>
        <draw:polyline draw:style-name="gr1" draw:text-style-name="P1" draw:layer="layout" svg:width="6.747cm" svg:height="2.375cm" svg:x="10.596cm" svg:y="13.718cm" svg:viewBox="0 0 6748 2376" draw:points="6536,0 6748,0 6748,1774 0,1774 0,2376">
          <text:p/>
        </draw:polyline>
        <draw:polygon draw:style-name="gr1" draw:text-style-name="P1" draw:layer="layout" svg:width="0.291cm" svg:height="0.172cm" svg:x="16.84cm" svg:y="13.632cm" svg:viewBox="0 0 292 173" draw:points="0,86 145,0 292,86 145,173">
          <text:p/>
        </draw:polygon>
        <draw:polyline draw:style-name="gr1" draw:text-style-name="P1" draw:layer="layout" svg:width="0.194cm" svg:height="0.291cm" svg:x="10.499cm" svg:y="15.832cm" svg:viewBox="0 0 195 292" draw:points="0,0 98,292 195,0">
          <text:p/>
        </draw:polyline>
        <draw:polyline draw:style-name="gr1" draw:text-style-name="P1" draw:layer="layout" svg:width="4.762cm" svg:height="0.688cm" svg:x="5.437cm" svg:y="22.767cm" svg:viewBox="0 0 4763 689" draw:points="0,689 0,0 4763,0 4763,689">
          <text:p/>
        </draw:polyline>
        <draw:polyline draw:style-name="gr1" draw:text-style-name="P1" draw:layer="layout" svg:width="4.762cm" svg:height="3.016cm" svg:x="5.437cm" svg:y="23.455cm" svg:viewBox="0 0 4763 3017" draw:points="0,0 0,3017 4763,3017 4763,0">
          <text:p/>
        </draw:polyline>
        <draw:line draw:style-name="gr1" draw:text-style-name="P1" draw:layer="layout" svg:x1="5.437cm" svg:y1="23.455cm" svg:x2="10.199cm" svg:y2="23.455cm">
          <text:p/>
        </draw:line>
        <draw:frame draw:style-name="gr2" draw:text-style-name="P3" draw:layer="layout" svg:width="1.526cm" svg:height="0.319cm" svg:x="8.361cm" svg:y="17.099cm">
          <draw:text-box>
            <text:p text:style-name="P2"><text:span text:style-name="T1">+ move()...</text:span></text:p>
          </draw:text-box>
        </draw:frame>
        <draw:frame draw:style-name="gr2" draw:text-style-name="P3" draw:layer="layout" svg:width="1.128cm" svg:height="0.319cm" svg:x="7.243cm" svg:y="22.973cm">
          <draw:text-box>
            <text:p text:style-name="P2"><text:span text:style-name="T1">Camera</text:span></text:p>
          </draw:text-box>
        </draw:frame>
        <draw:polyline draw:style-name="gr1" draw:text-style-name="P1" draw:layer="layout" svg:width="4.762cm" svg:height="0.688cm" svg:x="10.993cm" svg:y="22.767cm" svg:viewBox="0 0 4763 689" draw:points="0,689 0,0 4763,0 4763,689">
          <text:p/>
        </draw:polyline>
        <draw:polyline draw:style-name="gr1" draw:text-style-name="P1" draw:layer="layout" svg:width="4.762cm" svg:height="2.222cm" svg:x="10.993cm" svg:y="23.455cm" svg:viewBox="0 0 4763 2223" draw:points="0,0 0,2223 4763,2223 4763,0">
          <text:p/>
        </draw:polyline>
        <draw:line draw:style-name="gr1" draw:text-style-name="P1" draw:layer="layout" svg:x1="10.993cm" svg:y1="23.455cm" svg:x2="15.755cm" svg:y2="23.455cm">
          <text:p/>
        </draw:line>
        <draw:frame draw:style-name="gr2" draw:text-style-name="P3" draw:layer="layout" svg:width="1.526cm" svg:height="0.319cm" svg:x="5.583cm" svg:y="23.713cm">
          <draw:text-box>
            <text:p text:style-name="P2"><text:span text:style-name="T1">+ move()...</text:span></text:p>
          </draw:text-box>
        </draw:frame>
        <draw:frame draw:style-name="gr2" draw:text-style-name="P3" draw:layer="layout" svg:width="2.258cm" svg:height="0.319cm" svg:x="12.24cm" svg:y="22.973cm">
          <draw:text-box>
            <text:p text:style-name="P2"><text:span text:style-name="T1">PolygonalModel</text:span></text:p>
          </draw:text-box>
        </draw:frame>
        <draw:polyline draw:style-name="gr3" draw:text-style-name="P1" draw:layer="layout" svg:width="2.778cm" svg:height="3.119cm" svg:x="7.818cm" svg:y="19.648cm" svg:viewBox="0 0 2779 3120" draw:points="0,3120 0,1400 2779,1400 2779,0">
          <text:p/>
        </draw:polyline>
        <draw:polygon draw:style-name="gr1" draw:text-style-name="P1" draw:layer="layout" svg:width="0.291cm" svg:height="0.291cm" svg:x="10.451cm" svg:y="19.357cm" svg:viewBox="0 0 292 292" draw:points="145,0 292,292 0,292">
          <text:p/>
        </draw:polygon>
        <draw:polyline draw:style-name="gr3" draw:text-style-name="P1" draw:layer="layout" svg:width="2.778cm" svg:height="3.119cm" svg:x="10.596cm" svg:y="19.648cm" svg:viewBox="0 0 2779 3120" draw:points="2779,3120 2779,1400 0,1400 0,0">
          <text:p/>
        </draw:polyline>
        <draw:polygon draw:style-name="gr1" draw:text-style-name="P1" draw:layer="layout" svg:width="0.291cm" svg:height="0.291cm" svg:x="10.451cm" svg:y="19.357cm" svg:viewBox="0 0 292 292" draw:points="145,0 292,292 0,292">
          <text:p/>
        </draw:polygon>
        <draw:polyline draw:style-name="gr1" draw:text-style-name="P1" draw:layer="layout" svg:width="16.801cm" svg:height="3.505cm" svg:x="14.565cm" svg:y="22.238cm" svg:viewBox="0 0 16802 3506" draw:points="16802,3506 14685,3506 14685,0 0,0 0,470">
          <text:p/>
        </draw:polyline>
        <draw:polyline draw:style-name="gr1" draw:text-style-name="P1" draw:layer="layout" svg:width="0.194cm" svg:height="0.291cm" svg:x="14.468cm" svg:y="22.446cm" svg:viewBox="0 0 195 292" draw:points="0,0 97,292 195,0">
          <text:p/>
        </draw:polyline>
        <draw:polyline draw:style-name="gr1" draw:text-style-name="P1" draw:layer="layout" svg:width="4.762cm" svg:height="0.688cm" svg:x="31.366cm" svg:y="25.148cm" svg:viewBox="0 0 4763 689" draw:points="0,689 0,0 4763,0 4763,689">
          <text:p/>
        </draw:polyline>
        <draw:polyline draw:style-name="gr1" draw:text-style-name="P1" draw:layer="layout" svg:width="4.762cm" svg:height="1.693cm" svg:x="31.366cm" svg:y="25.836cm" svg:viewBox="0 0 4763 1694" draw:points="0,0 0,1694 4763,1694 4763,0">
          <text:p/>
        </draw:polyline>
        <draw:line draw:style-name="gr1" draw:text-style-name="P1" draw:layer="layout" svg:x1="31.366cm" svg:y1="25.836cm" svg:x2="36.128cm" svg:y2="25.836cm">
          <text:p/>
        </draw:line>
        <draw:frame draw:style-name="gr2" draw:text-style-name="P3" draw:layer="layout" svg:width="2.144cm" svg:height="0.319cm" svg:x="11.139cm" svg:y="23.713cm">
          <draw:text-box>
            <text:p text:style-name="P2"><text:span text:style-name="T1">+ getCenter()...</text:span></text:p>
          </draw:text-box>
        </draw:frame>
        <draw:frame draw:style-name="gr2" draw:text-style-name="P3" draw:layer="layout" svg:width="2.699cm" svg:height="0.319cm" svg:x="32.384cm" svg:y="25.354cm">
          <draw:text-box>
            <text:p text:style-name="P2"><text:span text:style-name="T1">SceneObjectVisitor</text:span></text:p>
          </draw:text-box>
        </draw:frame>
        <draw:polyline draw:style-name="gr1" draw:text-style-name="P1" draw:layer="layout" svg:width="20.77cm" svg:height="7.005cm" svg:x="12.977cm" svg:y="18.084cm" svg:viewBox="0 0 20771 7006" draw:points="0,0 3308,0 3308,3836 20771,3836 20771,7006">
          <text:p/>
        </draw:polyline>
        <draw:polyline draw:style-name="gr1" draw:text-style-name="P1" draw:layer="layout" svg:width="0.194cm" svg:height="0.292cm" svg:x="33.65cm" svg:y="24.827cm" svg:viewBox="0 0 195 293" draw:points="0,0 98,293 195,0">
          <text:p/>
        </draw:polyline>
        <draw:polyline draw:style-name="gr1" draw:text-style-name="P1" draw:layer="layout" svg:width="3.44cm" svg:height="0.688cm" svg:x="2.526cm" svg:y="16.946cm" svg:viewBox="0 0 3441 689" draw:points="0,689 0,0 3441,0 3441,689">
          <text:p/>
        </draw:polyline>
        <draw:polyline draw:style-name="gr1" draw:text-style-name="P1" draw:layer="layout" svg:width="3.44cm" svg:height="0.636cm" svg:x="2.526cm" svg:y="17.634cm" svg:viewBox="0 0 3441 637" draw:points="0,0 0,637 3441,637 3441,0">
          <text:p/>
        </draw:polyline>
        <draw:line draw:style-name="gr1" draw:text-style-name="P1" draw:layer="layout" svg:x1="2.526cm" svg:y1="17.634cm" svg:x2="5.966cm" svg:y2="17.634cm">
          <text:p/>
        </draw:line>
        <draw:frame draw:style-name="gr2" draw:text-style-name="P3" draw:layer="layout" svg:width="2.428cm" svg:height="0.319cm" svg:x="31.512cm" svg:y="26.095cm">
          <draw:text-box>
            <text:p text:style-name="P2"><text:span text:style-name="T1">+ visit(Camera)...</text:span></text:p>
          </draw:text-box>
        </draw:frame>
        <draw:frame draw:style-name="gr2" draw:text-style-name="P3" draw:layer="layout" svg:width="2.965cm" svg:height="0.319cm" svg:x="2.75cm" svg:y="17.152cm">
          <draw:text-box>
            <text:p text:style-name="P2"><text:span text:style-name="T1">SceneObjectSolution</text:span></text:p>
          </draw:text-box>
        </draw:frame>
        <draw:polyline draw:style-name="gr1" draw:text-style-name="P1" draw:layer="layout" svg:width="8.546cm" svg:height="3.169cm" svg:x="4.246cm" svg:y="13.718cm" svg:viewBox="0 0 8547 3170" draw:points="8547,0 2515,0 2515,1906 0,1906 0,3170">
          <text:p/>
        </draw:polyline>
        <draw:polygon draw:style-name="gr1" draw:text-style-name="P1" draw:layer="layout" svg:width="0.291cm" svg:height="0.172cm" svg:x="12.792cm" svg:y="13.632cm" svg:viewBox="0 0 292 173" draw:points="292,86 146,173 0,86 146,0">
          <text:p/>
        </draw:polygon>
        <draw:polyline draw:style-name="gr1" draw:text-style-name="P1" draw:layer="layout" svg:width="0.194cm" svg:height="0.291cm" svg:x="4.149cm" svg:y="16.625cm" svg:viewBox="0 0 195 292" draw:points="0,0 98,292 195,0">
          <text:p/>
        </draw:polyline>
        <draw:polyline draw:style-name="gr1" draw:text-style-name="P1" draw:layer="layout" svg:width="3.44cm" svg:height="0.688cm" svg:x="0.145cm" svg:y="19.592cm" svg:viewBox="0 0 3441 689" draw:points="0,689 0,0 3441,0 3441,689">
          <text:p/>
        </draw:polyline>
        <draw:polyline draw:style-name="gr1" draw:text-style-name="P1" draw:layer="layout" svg:width="3.44cm" svg:height="0.636cm" svg:x="0.145cm" svg:y="20.28cm" svg:viewBox="0 0 3441 637" draw:points="0,0 0,637 3441,637 3441,0">
          <text:p/>
        </draw:polyline>
        <draw:line draw:style-name="gr1" draw:text-style-name="P1" draw:layer="layout" svg:x1="0.145cm" svg:y1="20.28cm" svg:x2="3.585cm" svg:y2="20.28cm">
          <text:p/>
        </draw:line>
        <draw:frame draw:style-name="gr2" draw:text-style-name="P3" draw:layer="layout" svg:width="1.983cm" svg:height="0.319cm" svg:x="2.672cm" svg:y="17.893cm">
          <draw:text-box>
            <text:p text:style-name="P2"><text:span text:style-name="T1">+ getCreator()</text:span></text:p>
          </draw:text-box>
        </draw:frame>
        <draw:frame draw:style-name="gr2" draw:text-style-name="P3" draw:layer="layout" svg:width="2.876cm" svg:height="0.319cm" svg:x="0.417cm" svg:y="19.798cm">
          <draw:text-box>
            <text:p text:style-name="P2"><text:span text:style-name="T1">SceneObjectCreator</text:span></text:p>
          </draw:text-box>
        </draw:frame>
        <draw:polyline draw:style-name="gr1" draw:text-style-name="P1" draw:layer="layout" svg:width="0.344cm" svg:height="1.582cm" svg:x="1.865cm" svg:y="17.951cm" svg:viewBox="0 0 345 1583" draw:points="345,0 0,0 0,1583">
          <text:p/>
        </draw:polyline>
        <draw:polygon draw:style-name="gr1" draw:text-style-name="P1" draw:layer="layout" svg:width="0.291cm" svg:height="0.171cm" svg:x="2.209cm" svg:y="17.866cm" svg:viewBox="0 0 292 172" draw:points="292,86 146,172 0,86 146,0">
          <text:p/>
        </draw:polygon>
        <draw:polyline draw:style-name="gr1" draw:text-style-name="P1" draw:layer="layout" svg:width="0.194cm" svg:height="0.291cm" svg:x="1.768cm" svg:y="19.271cm" svg:viewBox="0 0 195 292" draw:points="0,0 98,292 195,0">
          <text:p/>
        </draw:polyline>
        <draw:polyline draw:style-name="gr1" draw:text-style-name="P1" draw:layer="layout" svg:width="1.792cm" svg:height="0.212cm" svg:x="3.585cm" svg:y="24.751cm" svg:viewBox="0 0 1793 213" draw:points="0,0 927,0 927,213 1793,213">
          <text:p/>
        </draw:polyline>
        <draw:polyline draw:style-name="gr1" draw:text-style-name="P1" draw:layer="layout" svg:width="0.291cm" svg:height="0.194cm" svg:x="5.116cm" svg:y="24.866cm" svg:viewBox="0 0 292 195" draw:points="0,195 292,98 0,0">
          <text:p/>
        </draw:polyline>
        <draw:polyline draw:style-name="gr1" draw:text-style-name="P1" draw:layer="layout" svg:width="3.44cm" svg:height="0.688cm" svg:x="0.145cm" svg:y="24.09cm" svg:viewBox="0 0 3441 689" draw:points="0,689 0,0 3441,0 3441,689">
          <text:p/>
        </draw:polyline>
        <draw:polyline draw:style-name="gr1" draw:text-style-name="P1" draw:layer="layout" svg:width="3.44cm" svg:height="0.636cm" svg:x="0.145cm" svg:y="24.778cm" svg:viewBox="0 0 3441 637" draw:points="0,0 0,637 3441,637 3441,0">
          <text:p/>
        </draw:polyline>
        <draw:line draw:style-name="gr1" draw:text-style-name="P1" draw:layer="layout" svg:x1="0.145cm" svg:y1="24.778cm" svg:x2="3.585cm" svg:y2="24.778cm">
          <text:p/>
        </draw:line>
        <draw:frame draw:style-name="gr2" draw:text-style-name="P3" draw:layer="layout" svg:width="1.369cm" svg:height="0.319cm" svg:x="0.291cm" svg:y="20.538cm">
          <draw:text-box>
            <text:p text:style-name="P2"><text:span text:style-name="T1">+ create()</text:span></text:p>
          </draw:text-box>
        </draw:frame>
        <draw:frame draw:style-name="gr2" draw:text-style-name="P3" draw:layer="layout" svg:width="2.186cm" svg:height="0.319cm" svg:x="0.767cm" svg:y="24.295cm">
          <draw:text-box>
            <text:p text:style-name="P2"><text:span text:style-name="T1">CameraCreator</text:span></text:p>
          </draw:text-box>
        </draw:frame>
        <draw:polyline draw:style-name="gr1" draw:text-style-name="P1" draw:layer="layout" svg:width="3.704cm" svg:height="0.688cm" svg:x="0.674cm" svg:y="5.304cm" svg:viewBox="0 0 3705 689" draw:points="0,689 0,0 3705,0 3705,689">
          <text:p/>
        </draw:polyline>
        <draw:polyline draw:style-name="gr1" draw:text-style-name="P1" draw:layer="layout" svg:width="3.704cm" svg:height="0.636cm" svg:x="0.674cm" svg:y="5.992cm" svg:viewBox="0 0 3705 637" draw:points="0,0 0,637 3705,637 3705,0">
          <text:p/>
        </draw:polyline>
        <draw:line draw:style-name="gr1" draw:text-style-name="P1" draw:layer="layout" svg:x1="0.674cm" svg:y1="5.992cm" svg:x2="4.378cm" svg:y2="5.992cm">
          <text:p/>
        </draw:line>
        <draw:frame draw:style-name="gr2" draw:text-style-name="P3" draw:layer="layout" svg:width="1.369cm" svg:height="0.319cm" svg:x="0.291cm" svg:y="25.036cm">
          <draw:text-box>
            <text:p text:style-name="P2"><text:span text:style-name="T1">+ create()</text:span></text:p>
          </draw:text-box>
        </draw:frame>
        <draw:frame draw:style-name="gr2" draw:text-style-name="P3" draw:layer="layout" svg:width="2.948cm" svg:height="0.319cm" svg:x="1.039cm" svg:y="5.51cm">
          <draw:text-box>
            <text:p text:style-name="P2"><text:span text:style-name="T1">AddObjectCommand</text:span></text:p>
          </draw:text-box>
        </draw:frame>
        <draw:polyline draw:style-name="gr1" draw:text-style-name="P1" draw:layer="layout" svg:width="3.202cm" svg:height="3.648cm" svg:x="2.526cm" svg:y="3.773cm" svg:viewBox="0 0 3203 3649" draw:points="0,3649 0,3120 3203,3120 3179,0">
          <text:p/>
        </draw:polyline>
        <draw:polygon draw:style-name="gr1" draw:text-style-name="P1" draw:layer="layout" svg:width="0.291cm" svg:height="0.292cm" svg:x="5.558cm" svg:y="3.482cm" svg:viewBox="0 0 292 293" draw:points="145,0 292,291 0,293">
          <text:p/>
        </draw:polygon>
        <draw:polyline draw:style-name="gr1" draw:text-style-name="P1" draw:layer="layout" svg:width="3.704cm" svg:height="0.688cm" svg:x="0.674cm" svg:y="7.421cm" svg:viewBox="0 0 3705 689" draw:points="0,689 0,0 3705,0 3705,689">
          <text:p/>
        </draw:polyline>
        <draw:polyline draw:style-name="gr1" draw:text-style-name="P1" draw:layer="layout" svg:width="3.704cm" svg:height="0.636cm" svg:x="0.674cm" svg:y="8.109cm" svg:viewBox="0 0 3705 637" draw:points="0,0 0,637 3705,637 3705,0">
          <text:p/>
        </draw:polyline>
        <draw:line draw:style-name="gr1" draw:text-style-name="P1" draw:layer="layout" svg:x1="0.674cm" svg:y1="8.109cm" svg:x2="4.378cm" svg:y2="8.109cm">
          <text:p/>
        </draw:line>
        <draw:frame draw:style-name="gr2" draw:text-style-name="P3" draw:layer="layout" svg:width="2.69cm" svg:height="0.319cm" svg:x="0.82cm" svg:y="6.251cm">
          <draw:text-box>
            <text:p text:style-name="P2"><text:span text:style-name="T1">+ execute(Context)</text:span></text:p>
          </draw:text-box>
        </draw:frame>
        <draw:frame draw:style-name="gr2" draw:text-style-name="P3" draw:layer="layout" svg:width="2.398cm" svg:height="0.319cm" svg:x="1.32cm" svg:y="7.627cm">
          <draw:text-box>
            <text:p text:style-name="P2"><text:span text:style-name="T1">RotateCommand</text:span></text:p>
          </draw:text-box>
        </draw:frame>
        <draw:polyline draw:style-name="gr1" draw:text-style-name="P1" draw:layer="layout" svg:width="3.704cm" svg:height="0.688cm" svg:x="0.674cm" svg:y="9.538cm" svg:viewBox="0 0 3705 689" draw:points="0,689 0,0 3705,0 3705,689">
          <text:p/>
        </draw:polyline>
        <draw:polyline draw:style-name="gr1" draw:text-style-name="P1" draw:layer="layout" svg:width="3.704cm" svg:height="0.636cm" svg:x="0.674cm" svg:y="10.226cm" svg:viewBox="0 0 3705 637" draw:points="0,0 0,637 3705,637 3705,0">
          <text:p/>
        </draw:polyline>
        <draw:line draw:style-name="gr1" draw:text-style-name="P1" draw:layer="layout" svg:x1="0.674cm" svg:y1="10.226cm" svg:x2="4.378cm" svg:y2="10.226cm">
          <text:p/>
        </draw:line>
        <draw:frame draw:style-name="gr2" draw:text-style-name="P3" draw:layer="layout" svg:width="2.69cm" svg:height="0.319cm" svg:x="0.82cm" svg:y="8.368cm">
          <draw:text-box>
            <text:p text:style-name="P2"><text:span text:style-name="T1">+ execute(Context)</text:span></text:p>
          </draw:text-box>
        </draw:frame>
        <draw:frame draw:style-name="gr2" draw:text-style-name="P3" draw:layer="layout" svg:width="2.241cm" svg:height="0.319cm" svg:x="1.398cm" svg:y="9.743cm">
          <draw:text-box>
            <text:p text:style-name="P2"><text:span text:style-name="T1">MoveCommand</text:span></text:p>
          </draw:text-box>
        </draw:frame>
        <draw:polyline draw:style-name="gr1" draw:text-style-name="P1" draw:layer="layout" svg:width="3.202cm" svg:height="1.531cm" svg:x="2.526cm" svg:y="3.773cm" svg:viewBox="0 0 3203 1532" draw:points="0,1532 0,1003 3203,1003 3183,0">
          <text:p/>
        </draw:polyline>
        <draw:polygon draw:style-name="gr1" draw:text-style-name="P1" draw:layer="layout" svg:width="0.291cm" svg:height="0.294cm" svg:x="5.562cm" svg:y="3.482cm" svg:viewBox="0 0 292 295" draw:points="141,0 292,289 0,295">
          <text:p/>
        </draw:polygon>
        <draw:polyline draw:style-name="gr1" draw:text-style-name="P1" draw:layer="layout" svg:width="3.202cm" svg:height="5.78cm" svg:x="2.526cm" svg:y="3.758cm" svg:viewBox="0 0 3203 5781" draw:points="0,5781 0,5252 3203,5252 3202,0">
          <text:p/>
        </draw:polyline>
        <draw:polygon draw:style-name="gr1" draw:text-style-name="P1" draw:layer="layout" svg:width="0.291cm" svg:height="0.291cm" svg:x="5.582cm" svg:y="3.467cm" svg:viewBox="0 0 292 292" draw:points="146,0 292,292 0,292">
          <text:p/>
        </draw:polygon>
        <draw:polyline draw:style-name="gr1" draw:text-style-name="P1" draw:layer="layout" svg:width="4.763cm" svg:height="0.688cm" svg:x="34.276cm" svg:y="28.588cm" svg:viewBox="0 0 4764 689" draw:points="0,689 0,0 4764,0 4764,689">
          <text:p/>
        </draw:polyline>
        <draw:polyline draw:style-name="gr1" draw:text-style-name="P1" draw:layer="layout" svg:width="4.763cm" svg:height="1.693cm" svg:x="34.276cm" svg:y="29.276cm" svg:viewBox="0 0 4764 1694" draw:points="0,0 0,1694 4764,1694 4764,0">
          <text:p/>
        </draw:polyline>
        <draw:line draw:style-name="gr1" draw:text-style-name="P1" draw:layer="layout" svg:x1="34.276cm" svg:y1="29.276cm" svg:x2="39.039cm" svg:y2="29.276cm">
          <text:p/>
        </draw:line>
        <draw:frame draw:style-name="gr2" draw:text-style-name="P3" draw:layer="layout" svg:width="2.69cm" svg:height="0.319cm" svg:x="0.82cm" svg:y="10.484cm">
          <draw:text-box>
            <text:p text:style-name="P2"><text:span text:style-name="T1">+ execute(Context)</text:span></text:p>
          </draw:text-box>
        </draw:frame>
        <draw:frame draw:style-name="gr2" draw:text-style-name="P3" draw:layer="layout" svg:width="2.33cm" svg:height="0.319cm" svg:x="35.5cm" svg:y="28.793cm">
          <draw:text-box>
            <text:p text:style-name="P2"><text:span text:style-name="T1">TransformVisitor</text:span></text:p>
          </draw:text-box>
        </draw:frame>
        <draw:polyline draw:style-name="gr1" draw:text-style-name="P1" draw:layer="layout" svg:width="3.704cm" svg:height="0.688cm" svg:x="0.674cm" svg:y="11.654cm" svg:viewBox="0 0 3705 689" draw:points="0,689 0,0 3705,0 3705,689">
          <text:p/>
        </draw:polyline>
        <draw:polyline draw:style-name="gr1" draw:text-style-name="P1" draw:layer="layout" svg:width="3.704cm" svg:height="0.636cm" svg:x="0.674cm" svg:y="12.342cm" svg:viewBox="0 0 3705 637" draw:points="0,0 0,637 3705,637 3705,0">
          <text:p/>
        </draw:polyline>
        <draw:line draw:style-name="gr1" draw:text-style-name="P1" draw:layer="layout" svg:x1="0.674cm" svg:y1="12.342cm" svg:x2="4.378cm" svg:y2="12.342cm">
          <text:p/>
        </draw:line>
        <draw:frame draw:style-name="gr2" draw:text-style-name="P3" draw:layer="layout" svg:width="2.428cm" svg:height="0.319cm" svg:x="34.422cm" svg:y="29.534cm">
          <draw:text-box>
            <text:p text:style-name="P2"><text:span text:style-name="T1">+ visit(Camera)...</text:span></text:p>
          </draw:text-box>
        </draw:frame>
        <draw:frame draw:style-name="gr2" draw:text-style-name="P3" draw:layer="layout" svg:width="2.203cm" svg:height="0.319cm" svg:x="1.413cm" svg:y="11.86cm">
          <draw:text-box>
            <text:p text:style-name="P2"><text:span text:style-name="T1">DrawCommand</text:span></text:p>
          </draw:text-box>
        </draw:frame>
        <draw:polyline draw:style-name="gr1" draw:text-style-name="P1" draw:layer="layout" svg:width="3.176cm" svg:height="7.881cm" svg:x="2.526cm" svg:y="3.773cm" svg:viewBox="0 0 3177 7882" draw:points="0,7882 0,7353 3177,7353 3177,0">
          <text:p/>
        </draw:polyline>
        <draw:polygon draw:style-name="gr1" draw:text-style-name="P1" draw:layer="layout" svg:width="0.291cm" svg:height="0.291cm" svg:x="5.556cm" svg:y="3.482cm" svg:viewBox="0 0 292 292" draw:points="146,0 292,292 0,292">
          <text:p/>
        </draw:polygon>
        <draw:polyline draw:style-name="gr1" draw:text-style-name="P1" draw:layer="layout" svg:width="3.439cm" svg:height="0.688cm" svg:x="33.483cm" svg:y="7.156cm" svg:viewBox="0 0 3440 689" draw:points="0,689 0,0 3440,0 3440,689">
          <text:p/>
        </draw:polyline>
        <draw:polyline draw:style-name="gr1" draw:text-style-name="P1" draw:layer="layout" svg:width="3.439cm" svg:height="0.636cm" svg:x="33.483cm" svg:y="7.844cm" svg:viewBox="0 0 3440 637" draw:points="0,0 0,637 3440,637 3440,0">
          <text:p/>
        </draw:polyline>
        <draw:line draw:style-name="gr1" draw:text-style-name="P1" draw:layer="layout" svg:x1="33.483cm" svg:y1="7.844cm" svg:x2="36.922cm" svg:y2="7.844cm">
          <text:p/>
        </draw:line>
        <draw:frame draw:style-name="gr2" draw:text-style-name="P3" draw:layer="layout" svg:width="2.69cm" svg:height="0.319cm" svg:x="0.82cm" svg:y="12.601cm">
          <draw:text-box>
            <text:p text:style-name="P2"><text:span text:style-name="T1">+ execute(Context)</text:span></text:p>
          </draw:text-box>
        </draw:frame>
        <draw:frame draw:style-name="gr2" draw:text-style-name="P3" draw:layer="layout" svg:width="3.088cm" svg:height="0.319cm" svg:x="33.655cm" svg:y="7.362cm">
          <draw:text-box>
            <text:p text:style-name="P2"><text:span text:style-name="T1">AbstractDrawStrategy</text:span></text:p>
          </draw:text-box>
        </draw:frame>
        <draw:polyline draw:style-name="gr1" draw:text-style-name="P1" draw:layer="layout" svg:width="3.439cm" svg:height="0.688cm" svg:x="33.483cm" svg:y="10.067cm" svg:viewBox="0 0 3440 689" draw:points="0,689 0,0 3440,0 3440,689">
          <text:p/>
        </draw:polyline>
        <draw:polyline draw:style-name="gr1" draw:text-style-name="P1" draw:layer="layout" svg:width="3.439cm" svg:height="0.636cm" svg:x="33.483cm" svg:y="10.755cm" svg:viewBox="0 0 3440 637" draw:points="0,0 0,637 3440,637 3440,0">
          <text:p/>
        </draw:polyline>
        <draw:line draw:style-name="gr1" draw:text-style-name="P1" draw:layer="layout" svg:x1="33.483cm" svg:y1="10.755cm" svg:x2="36.922cm" svg:y2="10.755cm">
          <text:p/>
        </draw:line>
        <draw:frame draw:style-name="gr2" draw:text-style-name="P3" draw:layer="layout" svg:width="1.175cm" svg:height="0.319cm" svg:x="33.629cm" svg:y="8.103cm">
          <draw:text-box>
            <text:p text:style-name="P2"><text:span text:style-name="T1">+ draw()</text:span></text:p>
          </draw:text-box>
        </draw:frame>
        <draw:frame draw:style-name="gr2" draw:text-style-name="P3" draw:layer="layout" svg:width="2.225cm" svg:height="0.319cm" svg:x="34.084cm" svg:y="10.273cm">
          <draw:text-box>
            <text:p text:style-name="P2"><text:span text:style-name="T1">ZBuﬀerStrategy</text:span></text:p>
          </draw:text-box>
        </draw:frame>
        <draw:line draw:style-name="gr1" draw:text-style-name="P1" draw:layer="layout" svg:x1="35.202cm" svg:y1="10.067cm" svg:x2="35.202cm" svg:y2="8.8cm">
          <text:p/>
        </draw:line>
        <draw:polygon draw:style-name="gr1" draw:text-style-name="P1" draw:layer="layout" svg:width="0.291cm" svg:height="0.291cm" svg:x="35.057cm" svg:y="8.509cm" svg:viewBox="0 0 292 292" draw:points="146,0 292,292 0,292">
          <text:p/>
        </draw:polygon>
        <draw:polyline draw:style-name="gr1" draw:text-style-name="P1" draw:layer="layout" svg:width="3.44cm" svg:height="0.688cm" svg:x="29.249cm" svg:y="7.156cm" svg:viewBox="0 0 3441 689" draw:points="0,689 0,0 3441,0 3441,689">
          <text:p/>
        </draw:polyline>
        <draw:polyline draw:style-name="gr1" draw:text-style-name="P1" draw:layer="layout" svg:width="3.44cm" svg:height="0.636cm" svg:x="29.249cm" svg:y="7.844cm" svg:viewBox="0 0 3441 637" draw:points="0,0 0,637 3441,637 3441,0">
          <text:p/>
        </draw:polyline>
        <draw:line draw:style-name="gr1" draw:text-style-name="P1" draw:layer="layout" svg:x1="29.249cm" svg:y1="7.844cm" svg:x2="32.689cm" svg:y2="7.844cm">
          <text:p/>
        </draw:line>
        <draw:frame draw:style-name="gr2" draw:text-style-name="P3" draw:layer="layout" svg:width="1.175cm" svg:height="0.319cm" svg:x="33.629cm" svg:y="11.013cm">
          <draw:text-box>
            <text:p text:style-name="P2"><text:span text:style-name="T1">+ draw()</text:span></text:p>
          </draw:text-box>
        </draw:frame>
        <draw:frame draw:style-name="gr2" draw:text-style-name="P3" draw:layer="layout" svg:width="2.982cm" svg:height="0.319cm" svg:x="29.48cm" svg:y="7.362cm">
          <draw:text-box>
            <text:p text:style-name="P2"><text:span text:style-name="T1">DrawStrategyCreator</text:span></text:p>
          </draw:text-box>
        </draw:frame>
        <draw:polyline draw:style-name="gr1" draw:text-style-name="P1" draw:layer="layout" svg:width="3.44cm" svg:height="0.688cm" svg:x="29.249cm" svg:y="10.067cm" svg:viewBox="0 0 3441 689" draw:points="0,689 0,0 3441,0 3441,689">
          <text:p/>
        </draw:polyline>
        <draw:polyline draw:style-name="gr1" draw:text-style-name="P1" draw:layer="layout" svg:width="3.44cm" svg:height="0.636cm" svg:x="29.249cm" svg:y="10.755cm" svg:viewBox="0 0 3441 637" draw:points="0,0 0,637 3441,637 3441,0">
          <text:p/>
        </draw:polyline>
        <draw:line draw:style-name="gr1" draw:text-style-name="P1" draw:layer="layout" svg:x1="29.249cm" svg:y1="10.755cm" svg:x2="32.689cm" svg:y2="10.755cm">
          <text:p/>
        </draw:line>
        <draw:frame draw:style-name="gr2" draw:text-style-name="P3" draw:layer="layout" svg:width="1.369cm" svg:height="0.319cm" svg:x="29.395cm" svg:y="8.103cm">
          <draw:text-box>
            <text:p text:style-name="P2"><text:span text:style-name="T1">+ create()</text:span></text:p>
          </draw:text-box>
        </draw:frame>
        <draw:frame draw:style-name="gr2" draw:text-style-name="P3" draw:layer="layout" svg:width="3.283cm" svg:height="0.319cm" svg:x="29.327cm" svg:y="10.273cm">
          <draw:text-box>
            <text:p text:style-name="P2"><text:span text:style-name="T1">ZBuﬀerStrategyCreator</text:span></text:p>
          </draw:text-box>
        </draw:frame>
        <draw:line draw:style-name="gr1" draw:text-style-name="P1" draw:layer="layout" svg:x1="30.969cm" svg:y1="10.067cm" svg:x2="30.969cm" svg:y2="8.8cm">
          <text:p/>
        </draw:line>
        <draw:polygon draw:style-name="gr1" draw:text-style-name="P1" draw:layer="layout" svg:width="0.291cm" svg:height="0.291cm" svg:x="30.823cm" svg:y="8.509cm" svg:viewBox="0 0 292 292" draw:points="146,0 292,292 0,292">
          <text:p/>
        </draw:polygon>
        <draw:line draw:style-name="gr1" draw:text-style-name="P1" draw:layer="layout" svg:x1="32.689cm" svg:y1="8.162cm" svg:x2="33.423cm" svg:y2="8.162cm">
          <text:p/>
        </draw:line>
        <draw:polyline draw:style-name="gr1" draw:text-style-name="P1" draw:layer="layout" svg:width="0.291cm" svg:height="0.194cm" svg:x="33.162cm" svg:y="8.065cm" svg:viewBox="0 0 292 195" draw:points="0,195 292,97 0,0">
          <text:p/>
        </draw:polyline>
        <draw:line draw:style-name="gr1" draw:text-style-name="P1" draw:layer="layout" svg:x1="32.689cm" svg:y1="11.072cm" svg:x2="33.423cm" svg:y2="11.072cm">
          <text:p/>
        </draw:line>
        <draw:polyline draw:style-name="gr1" draw:text-style-name="P1" draw:layer="layout" svg:width="0.291cm" svg:height="0.194cm" svg:x="33.162cm" svg:y="10.975cm" svg:viewBox="0 0 292 195" draw:points="0,195 292,97 0,0">
          <text:p/>
        </draw:polyline>
        <draw:polyline draw:style-name="gr1" draw:text-style-name="P1" draw:layer="layout" svg:width="4.967cm" svg:height="5.504cm" svg:x="13.037cm" svg:y="16.946cm" svg:viewBox="0 0 4968 5505" draw:points="4968,5505 4968,0 0,0">
          <text:p/>
        </draw:polyline>
        <draw:polygon draw:style-name="gr1" draw:text-style-name="P1" draw:layer="layout" svg:width="0.171cm" svg:height="0.291cm" svg:x="17.919cm" svg:y="22.45cm" svg:viewBox="0 0 172 292" draw:points="85,292 0,146 85,0 172,146">
          <text:p/>
        </draw:polygon>
        <draw:polyline draw:style-name="gr1" draw:text-style-name="P1" draw:layer="layout" svg:width="0.291cm" svg:height="0.194cm" svg:x="13.007cm" svg:y="16.849cm" svg:viewBox="0 0 292 195" draw:points="292,0 0,97 292,195">
          <text:p/>
        </draw:polyline>
        <draw:polyline draw:style-name="gr1" draw:text-style-name="P1" draw:layer="layout" svg:width="4.762cm" svg:height="0.688cm" svg:x="16.814cm" svg:y="22.767cm" svg:viewBox="0 0 4763 689" draw:points="0,689 0,0 4763,0 4763,689">
          <text:p/>
        </draw:polyline>
        <draw:polyline draw:style-name="gr1" draw:text-style-name="P1" draw:layer="layout" svg:width="4.762cm" svg:height="2.487cm" svg:x="16.814cm" svg:y="23.455cm" svg:viewBox="0 0 4763 2488" draw:points="0,0 0,2488 4763,2488 4763,0">
          <text:p/>
        </draw:polyline>
        <draw:line draw:style-name="gr1" draw:text-style-name="P1" draw:layer="layout" svg:x1="16.814cm" svg:y1="23.455cm" svg:x2="21.576cm" svg:y2="23.455cm">
          <text:p/>
        </draw:line>
        <draw:frame draw:style-name="gr2" draw:text-style-name="P3" draw:layer="layout" svg:width="1.369cm" svg:height="0.319cm" svg:x="29.395cm" svg:y="11.013cm">
          <draw:text-box>
            <text:p text:style-name="P2"><text:span text:style-name="T1">+ create()</text:span></text:p>
          </draw:text-box>
        </draw:frame>
        <draw:frame draw:style-name="gr2" draw:text-style-name="P3" draw:layer="layout" svg:width="1.518cm" svg:height="0.319cm" svg:x="18.425cm" svg:y="22.973cm">
          <draw:text-box>
            <text:p text:style-name="P2"><text:span text:style-name="T1">Composite</text:span></text:p>
          </draw:text-box>
        </draw:frame>
        <draw:polyline draw:style-name="gr3" draw:text-style-name="P1" draw:layer="layout" svg:width="8.599cm" svg:height="3.147cm" svg:x="10.596cm" svg:y="19.62cm" svg:viewBox="0 0 8600 3148" draw:points="8600,3148 8600,1428 0,1428 0,0">
          <text:p/>
        </draw:polyline>
        <draw:polygon draw:style-name="gr1" draw:text-style-name="P1" draw:layer="layout" svg:width="0.291cm" svg:height="0.291cm" svg:x="10.451cm" svg:y="19.329cm" svg:viewBox="0 0 292 292" draw:points="145,0 292,292 0,292">
          <text:p/>
        </draw:polygon>
        <draw:polyline draw:style-name="gr1" draw:text-style-name="P1" draw:layer="layout" svg:width="4.762cm" svg:height="0.688cm" svg:x="10.993cm" svg:y="27.794cm" svg:viewBox="0 0 4763 689" draw:points="0,689 0,0 4763,0 4763,689">
          <text:p/>
        </draw:polyline>
        <draw:polyline draw:style-name="gr1" draw:text-style-name="P1" draw:layer="layout" svg:width="4.762cm" svg:height="2.222cm" svg:x="10.993cm" svg:y="28.482cm" svg:viewBox="0 0 4763 2223" draw:points="0,0 0,2223 4763,2223 4763,0">
          <text:p/>
        </draw:polyline>
        <draw:line draw:style-name="gr1" draw:text-style-name="P1" draw:layer="layout" svg:x1="10.993cm" svg:y1="28.482cm" svg:x2="15.755cm" svg:y2="28.482cm">
          <text:p/>
        </draw:line>
        <draw:frame draw:style-name="gr2" draw:text-style-name="P3" draw:layer="layout" svg:width="2.144cm" svg:height="0.319cm" svg:x="16.96cm" svg:y="23.713cm">
          <draw:text-box>
            <text:p text:style-name="P2"><text:span text:style-name="T1">+ getCenter()...</text:span></text:p>
          </draw:text-box>
        </draw:frame>
        <draw:frame draw:style-name="gr2" draw:text-style-name="P3" draw:layer="layout" svg:width="0.916cm" svg:height="0.319cm" svg:x="12.902cm" svg:y="28cm">
          <draw:text-box>
            <text:p text:style-name="P2"><text:span text:style-name="T1">Chunk</text:span></text:p>
          </draw:text-box>
        </draw:frame>
        <draw:polyline draw:style-name="gr1" draw:text-style-name="P1" draw:layer="layout" svg:width="4.762cm" svg:height="0.688cm" svg:x="16.814cm" svg:y="27.265cm" svg:viewBox="0 0 4763 689" draw:points="0,689 0,0 4763,0 4763,689">
          <text:p/>
        </draw:polyline>
        <draw:polyline draw:style-name="gr1" draw:text-style-name="P1" draw:layer="layout" svg:width="4.762cm" svg:height="2.487cm" svg:x="16.814cm" svg:y="27.953cm" svg:viewBox="0 0 4763 2488" draw:points="0,0 0,2488 4763,2488 4763,0">
          <text:p/>
        </draw:polyline>
        <draw:line draw:style-name="gr1" draw:text-style-name="P1" draw:layer="layout" svg:x1="16.814cm" svg:y1="27.953cm" svg:x2="21.576cm" svg:y2="27.953cm">
          <text:p/>
        </draw:line>
        <draw:frame draw:style-name="gr2" draw:text-style-name="P3" draw:layer="layout" svg:width="2.144cm" svg:height="0.319cm" svg:x="11.139cm" svg:y="28.74cm">
          <draw:text-box>
            <text:p text:style-name="P2"><text:span text:style-name="T1">+ getCenter()...</text:span></text:p>
          </draw:text-box>
        </draw:frame>
        <draw:frame draw:style-name="gr2" draw:text-style-name="P3" draw:layer="layout" svg:width="1.551cm" svg:height="0.319cm" svg:x="18.403cm" svg:y="27.47cm">
          <draw:text-box>
            <text:p text:style-name="P2"><text:span text:style-name="T1">Landscape</text:span></text:p>
          </draw:text-box>
        </draw:frame>
        <draw:line draw:style-name="gr1" draw:text-style-name="P1" draw:layer="layout" svg:x1="1.865cm" svg:y1="24.09cm" svg:x2="1.865cm" svg:y2="21.235cm">
          <text:p/>
        </draw:line>
        <draw:polygon draw:style-name="gr1" draw:text-style-name="P1" draw:layer="layout" svg:width="0.291cm" svg:height="0.291cm" svg:x="1.719cm" svg:y="20.944cm" svg:viewBox="0 0 292 292" draw:points="146,0 292,292 0,292">
          <text:p/>
        </draw:polygon>
        <draw:line draw:style-name="gr1" draw:text-style-name="P1" draw:layer="layout" svg:x1="13.374cm" svg:y1="27.794cm" svg:x2="13.374cm" svg:y2="25.998cm">
          <text:p/>
        </draw:line>
        <draw:polygon draw:style-name="gr1" draw:text-style-name="P1" draw:layer="layout" svg:width="0.291cm" svg:height="0.291cm" svg:x="13.229cm" svg:y="25.707cm" svg:viewBox="0 0 292 292" draw:points="146,0 292,292 0,292">
          <text:p/>
        </draw:polygon>
        <draw:line draw:style-name="gr1" draw:text-style-name="P1" draw:layer="layout" svg:x1="19.195cm" svg:y1="27.265cm" svg:x2="19.195cm" svg:y2="26.263cm">
          <text:p/>
        </draw:line>
        <draw:polygon draw:style-name="gr1" draw:text-style-name="P1" draw:layer="layout" svg:width="0.291cm" svg:height="0.291cm" svg:x="19.05cm" svg:y="25.972cm" svg:viewBox="0 0 292 292" draw:points="146,0 292,292 0,292">
          <text:p/>
        </draw:polygon>
        <draw:polyline draw:style-name="gr1" draw:text-style-name="P1" draw:layer="layout" svg:width="0.682cm" svg:height="0.674cm" svg:x="15.815cm" svg:y="28.522cm" svg:viewBox="0 0 683 675" draw:points="683,675 471,675 471,0 0,0">
          <text:p/>
        </draw:polyline>
        <draw:polygon draw:style-name="gr1" draw:text-style-name="P1" draw:layer="layout" svg:width="0.291cm" svg:height="0.171cm" svg:x="16.497cm" svg:y="29.111cm" svg:viewBox="0 0 292 172" draw:points="292,86 145,172 0,86 145,0">
          <text:p/>
        </draw:polygon>
        <draw:polyline draw:style-name="gr1" draw:text-style-name="P1" draw:layer="layout" svg:width="0.291cm" svg:height="0.195cm" svg:x="15.785cm" svg:y="28.424cm" svg:viewBox="0 0 292 196" draw:points="292,0 0,98 292,196">
          <text:p/>
        </draw:polyline>
        <draw:polyline draw:style-name="gr1" draw:text-style-name="P1" draw:layer="layout" svg:width="1.852cm" svg:height="1.052cm" svg:x="5.701cm" svg:y="1.018cm" svg:viewBox="0 0 1853 1053" draw:points="1853,0 0,0 0,1053">
          <text:p/>
        </draw:polyline>
        <draw:polyline draw:style-name="gr1" draw:text-style-name="P1" draw:layer="layout" svg:width="0.194cm" svg:height="0.291cm" svg:x="5.604cm" svg:y="1.809cm" svg:viewBox="0 0 195 292" draw:points="0,0 97,292 195,0">
          <text:p/>
        </draw:polyline>
        <draw:polyline draw:style-name="gr3" draw:text-style-name="P1" draw:layer="layout" svg:width="14.155cm" svg:height="3.119cm" svg:x="10.596cm" svg:y="19.648cm" svg:viewBox="0 0 14156 3120" draw:points="14156,3120 14156,1400 0,1400 0,0">
          <text:p/>
        </draw:polyline>
        <draw:polygon draw:style-name="gr1" draw:text-style-name="P1" draw:layer="layout" svg:width="0.291cm" svg:height="0.291cm" svg:x="10.451cm" svg:y="19.357cm" svg:viewBox="0 0 292 292" draw:points="145,0 292,292 0,292">
          <text:p/>
        </draw:polygon>
        <draw:polyline draw:style-name="gr1" draw:text-style-name="P1" draw:layer="layout" svg:width="4.763cm" svg:height="0.688cm" svg:x="34.276cm" svg:y="32.556cm" svg:viewBox="0 0 4764 689" draw:points="0,689 0,0 4764,0 4764,689">
          <text:p/>
        </draw:polyline>
        <draw:polyline draw:style-name="gr1" draw:text-style-name="P1" draw:layer="layout" svg:width="4.763cm" svg:height="3.017cm" svg:x="34.276cm" svg:y="33.244cm" svg:viewBox="0 0 4764 3018" draw:points="0,0 0,3018 4764,3018 4764,0">
          <text:p/>
        </draw:polyline>
        <draw:line draw:style-name="gr1" draw:text-style-name="P1" draw:layer="layout" svg:x1="34.276cm" svg:y1="33.244cm" svg:x2="39.039cm" svg:y2="33.244cm">
          <text:p/>
        </draw:line>
        <draw:frame draw:style-name="gr2" draw:text-style-name="P3" draw:layer="layout" svg:width="2.144cm" svg:height="0.319cm" svg:x="16.96cm" svg:y="28.211cm">
          <draw:text-box>
            <text:p text:style-name="P2"><text:span text:style-name="T1">+ getCenter()...</text:span></text:p>
          </draw:text-box>
        </draw:frame>
        <draw:frame draw:style-name="gr2" draw:text-style-name="P3" draw:layer="layout" svg:width="3.617cm" svg:height="0.319cm" svg:x="34.838cm" svg:y="32.762cm">
          <draw:text-box>
            <text:p text:style-name="P2"><text:span text:style-name="T1">LandscapeCheckerVisitor</text:span></text:p>
          </draw:text-box>
        </draw:frame>
        <draw:polyline draw:style-name="gr3" draw:text-style-name="P1" draw:layer="layout" svg:width="2.937cm" svg:height="4.706cm" svg:x="30.837cm" svg:y="27.85cm" svg:viewBox="0 0 2938 4707" draw:points="0,4707 0,3914 2938,3914 2912,0">
          <text:p/>
        </draw:polyline>
        <draw:polygon draw:style-name="gr1" draw:text-style-name="P1" draw:layer="layout" svg:width="0.291cm" svg:height="0.292cm" svg:x="33.604cm" svg:y="27.559cm" svg:viewBox="0 0 292 293" draw:points="144,0 292,291 0,293">
          <text:p/>
        </draw:polygon>
        <draw:polyline draw:style-name="gr1" draw:text-style-name="P1" draw:layer="layout" svg:width="4.763cm" svg:height="0.688cm" svg:x="28.455cm" svg:y="32.556cm" svg:viewBox="0 0 4764 689" draw:points="0,689 0,0 4764,0 4764,689">
          <text:p/>
        </draw:polyline>
        <draw:polyline draw:style-name="gr1" draw:text-style-name="P1" draw:layer="layout" svg:width="4.763cm" svg:height="2.487cm" svg:x="28.455cm" svg:y="33.244cm" svg:viewBox="0 0 4764 2488" draw:points="0,0 0,2488 4764,2488 4764,0">
          <text:p/>
        </draw:polyline>
        <draw:line draw:style-name="gr1" draw:text-style-name="P1" draw:layer="layout" svg:x1="28.455cm" svg:y1="33.244cm" svg:x2="33.218cm" svg:y2="33.244cm">
          <text:p/>
        </draw:line>
        <draw:frame draw:style-name="gr2" draw:text-style-name="P3" draw:layer="layout" svg:width="2.428cm" svg:height="0.319cm" svg:x="34.422cm" svg:y="33.503cm">
          <draw:text-box>
            <text:p text:style-name="P2"><text:span text:style-name="T1">+ visit(Camera)...</text:span></text:p>
          </draw:text-box>
        </draw:frame>
        <draw:frame draw:style-name="gr2" draw:text-style-name="P3" draw:layer="layout" svg:width="2.136cm" svg:height="0.319cm" svg:x="29.759cm" svg:y="32.762cm">
          <draw:text-box>
            <text:p text:style-name="P2"><text:span text:style-name="T1">CollectorVisitor</text:span></text:p>
          </draw:text-box>
        </draw:frame>
        <draw:polyline draw:style-name="gr1" draw:text-style-name="P1" draw:layer="layout" svg:width="2.911cm" svg:height="0.738cm" svg:x="33.747cm" svg:y="27.85cm" svg:viewBox="0 0 2912 739" draw:points="2912,739 2912,209 0,209 0,0">
          <text:p/>
        </draw:polyline>
        <draw:polygon draw:style-name="gr1" draw:text-style-name="P1" draw:layer="layout" svg:width="0.291cm" svg:height="0.291cm" svg:x="33.602cm" svg:y="27.559cm" svg:viewBox="0 0 292 292" draw:points="146,0 292,292 0,292">
          <text:p/>
        </draw:polygon>
        <draw:polyline draw:style-name="gr3" draw:text-style-name="P1" draw:layer="layout" svg:width="2.882cm" svg:height="4.733cm" svg:x="33.776cm" svg:y="27.823cm" svg:viewBox="0 0 2883 4734" draw:points="2883,4734 2883,3941 0,3941 0,0">
          <text:p/>
        </draw:polyline>
        <draw:polygon draw:style-name="gr1" draw:text-style-name="P1" draw:layer="layout" svg:width="0.291cm" svg:height="0.291cm" svg:x="33.63cm" svg:y="27.532cm" svg:viewBox="0 0 292 292" draw:points="146,0 292,292 0,292">
          <text:p/>
        </draw:polygon>
        <draw:polyline draw:style-name="gr1" draw:text-style-name="P1" draw:layer="layout" svg:width="2.937cm" svg:height="0.738cm" svg:x="30.837cm" svg:y="27.85cm" svg:viewBox="0 0 2938 739" draw:points="0,739 0,209 2938,209 2926,0">
          <text:p/>
        </draw:polyline>
        <draw:polygon draw:style-name="gr1" draw:text-style-name="P1" draw:layer="layout" svg:width="0.29cm" svg:height="0.298cm" svg:x="33.618cm" svg:y="27.559cm" svg:viewBox="0 0 291 299" draw:points="131,0 291,284 0,299">
          <text:p/>
        </draw:polygon>
        <draw:polyline draw:style-name="gr1" draw:text-style-name="P1" draw:layer="layout" svg:width="4.763cm" svg:height="0.688cm" svg:x="28.455cm" svg:y="28.588cm" svg:viewBox="0 0 4764 689" draw:points="0,689 0,0 4764,0 4764,689">
          <text:p/>
        </draw:polyline>
        <draw:polyline draw:style-name="gr1" draw:text-style-name="P1" draw:layer="layout" svg:width="4.763cm" svg:height="1.693cm" svg:x="28.455cm" svg:y="29.276cm" svg:viewBox="0 0 4764 1694" draw:points="0,0 0,1694 4764,1694 4764,0">
          <text:p/>
        </draw:polyline>
        <draw:line draw:style-name="gr1" draw:text-style-name="P1" draw:layer="layout" svg:x1="28.455cm" svg:y1="29.276cm" svg:x2="33.218cm" svg:y2="29.276cm">
          <text:p/>
        </draw:line>
        <draw:frame draw:style-name="gr2" draw:text-style-name="P3" draw:layer="layout" svg:width="2.428cm" svg:height="0.319cm" svg:x="28.601cm" svg:y="33.503cm">
          <draw:text-box>
            <text:p text:style-name="P2"><text:span text:style-name="T1">+ visit(Camera)...</text:span></text:p>
          </draw:text-box>
        </draw:frame>
        <draw:frame draw:style-name="gr2" draw:text-style-name="P3" draw:layer="layout" svg:width="2.487cm" svg:height="0.319cm" svg:x="29.589cm" svg:y="28.793cm">
          <draw:text-box>
            <text:p text:style-name="P2"><text:span text:style-name="T1">SetPositionVisitor</text:span></text:p>
          </draw:text-box>
        </draw:frame>
        <draw:polyline draw:style-name="gr1" draw:text-style-name="P1" draw:layer="layout" svg:width="3.565cm" svg:height="1.531cm" svg:x="5.708cm" svg:y="3.773cm" svg:viewBox="0 0 3566 1532" draw:points="3566,1532 3566,1003 20,1003 0,0">
          <text:p/>
        </draw:polyline>
        <draw:polygon draw:style-name="gr1" draw:text-style-name="P1" draw:layer="layout" svg:width="0.291cm" svg:height="0.294cm" svg:x="5.562cm" svg:y="3.482cm" svg:viewBox="0 0 292 295" draw:points="141,0 292,289 0,295">
          <text:p/>
        </draw:polygon>
        <draw:polyline draw:style-name="gr1" draw:text-style-name="P1" draw:layer="layout" svg:width="4.498cm" svg:height="0.688cm" svg:x="7.024cm" svg:y="5.304cm" svg:viewBox="0 0 4499 689" draw:points="0,689 0,0 4499,0 4499,689">
          <text:p/>
        </draw:polyline>
        <draw:polyline draw:style-name="gr1" draw:text-style-name="P1" draw:layer="layout" svg:width="4.498cm" svg:height="0.636cm" svg:x="7.024cm" svg:y="5.992cm" svg:viewBox="0 0 4499 637" draw:points="0,0 0,637 4499,637 4499,0">
          <text:p/>
        </draw:polyline>
        <draw:line draw:style-name="gr1" draw:text-style-name="P1" draw:layer="layout" svg:x1="7.024cm" svg:y1="5.992cm" svg:x2="11.522cm" svg:y2="5.992cm">
          <text:p/>
        </draw:line>
        <draw:frame draw:style-name="gr2" draw:text-style-name="P3" draw:layer="layout" svg:width="2.428cm" svg:height="0.319cm" svg:x="28.601cm" svg:y="29.534cm">
          <draw:text-box>
            <text:p text:style-name="P2"><text:span text:style-name="T1">+ visit(Camera)...</text:span></text:p>
          </draw:text-box>
        </draw:frame>
        <draw:frame draw:style-name="gr2" draw:text-style-name="P3" draw:layer="layout" svg:width="4.341cm" svg:height="0.319cm" svg:x="7.091cm" svg:y="5.51cm">
          <draw:text-box>
            <text:p text:style-name="P2"><text:span text:style-name="T1">GenerateLandscapeCommand</text:span></text:p>
          </draw:text-box>
        </draw:frame>
        <draw:polyline draw:style-name="gr1" draw:text-style-name="P1" draw:layer="layout" svg:width="3.569cm" svg:height="3.648cm" svg:x="5.704cm" svg:y="3.773cm" svg:viewBox="0 0 3570 3649" draw:points="3570,3649 3570,3120 24,3120 0,0">
          <text:p/>
        </draw:polyline>
        <draw:polygon draw:style-name="gr1" draw:text-style-name="P1" draw:layer="layout" svg:width="0.291cm" svg:height="0.292cm" svg:x="5.558cm" svg:y="3.482cm" svg:viewBox="0 0 292 293" draw:points="145,0 292,291 0,293">
          <text:p/>
        </draw:polygon>
        <draw:polyline draw:style-name="gr1" draw:text-style-name="P1" draw:layer="layout" svg:width="4.498cm" svg:height="0.688cm" svg:x="7.024cm" svg:y="7.421cm" svg:viewBox="0 0 4499 689" draw:points="0,689 0,0 4499,0 4499,689">
          <text:p/>
        </draw:polyline>
        <draw:polyline draw:style-name="gr1" draw:text-style-name="P1" draw:layer="layout" svg:width="4.498cm" svg:height="0.636cm" svg:x="7.024cm" svg:y="8.109cm" svg:viewBox="0 0 4499 637" draw:points="0,0 0,637 4499,637 4499,0">
          <text:p/>
        </draw:polyline>
        <draw:line draw:style-name="gr1" draw:text-style-name="P1" draw:layer="layout" svg:x1="7.024cm" svg:y1="8.109cm" svg:x2="11.522cm" svg:y2="8.109cm">
          <text:p/>
        </draw:line>
        <draw:frame draw:style-name="gr2" draw:text-style-name="P3" draw:layer="layout" svg:width="2.69cm" svg:height="0.319cm" svg:x="7.17cm" svg:y="6.251cm">
          <draw:text-box>
            <text:p text:style-name="P2"><text:span text:style-name="T1">+ execute(Context)</text:span></text:p>
          </draw:text-box>
        </draw:frame>
        <draw:frame draw:style-name="gr2" draw:text-style-name="P3" draw:layer="layout" svg:width="3.723cm" svg:height="0.319cm" svg:x="7.397cm" svg:y="7.627cm">
          <draw:text-box>
            <text:p text:style-name="P2"><text:span text:style-name="T1">LoadLandscapeCommand</text:span></text:p>
          </draw:text-box>
        </draw:frame>
        <draw:polyline draw:style-name="gr1" draw:text-style-name="P1" draw:layer="layout" svg:width="3.57cm" svg:height="5.765cm" svg:x="5.703cm" svg:y="3.773cm" svg:viewBox="0 0 3571 5766" draw:points="3571,5766 3571,5237 25,5237 0,0">
          <text:p/>
        </draw:polyline>
        <draw:polygon draw:style-name="gr1" draw:text-style-name="P1" draw:layer="layout" svg:width="0.291cm" svg:height="0.292cm" svg:x="5.557cm" svg:y="3.482cm" svg:viewBox="0 0 292 293" draw:points="146,0 292,291 0,293">
          <text:p/>
        </draw:polygon>
        <draw:polyline draw:style-name="gr1" draw:text-style-name="P1" draw:layer="layout" svg:width="4.498cm" svg:height="0.688cm" svg:x="7.024cm" svg:y="9.538cm" svg:viewBox="0 0 4499 689" draw:points="0,689 0,0 4499,0 4499,689">
          <text:p/>
        </draw:polyline>
        <draw:polyline draw:style-name="gr1" draw:text-style-name="P1" draw:layer="layout" svg:width="4.498cm" svg:height="0.636cm" svg:x="7.024cm" svg:y="10.226cm" svg:viewBox="0 0 4499 637" draw:points="0,0 0,637 4499,637 4499,0">
          <text:p/>
        </draw:polyline>
        <draw:line draw:style-name="gr1" draw:text-style-name="P1" draw:layer="layout" svg:x1="7.024cm" svg:y1="10.226cm" svg:x2="11.522cm" svg:y2="10.226cm">
          <text:p/>
        </draw:line>
        <draw:frame draw:style-name="gr2" draw:text-style-name="P3" draw:layer="layout" svg:width="2.69cm" svg:height="0.319cm" svg:x="7.17cm" svg:y="8.368cm">
          <draw:text-box>
            <text:p text:style-name="P2"><text:span text:style-name="T1">+ execute(Context)</text:span></text:p>
          </draw:text-box>
        </draw:frame>
        <draw:frame draw:style-name="gr2" draw:text-style-name="P3" draw:layer="layout" svg:width="3.74cm" svg:height="0.319cm" svg:x="7.394cm" svg:y="9.743cm">
          <draw:text-box>
            <text:p text:style-name="P2"><text:span text:style-name="T1">SaveLandscapeCommand</text:span></text:p>
          </draw:text-box>
        </draw:frame>
        <draw:polyline draw:style-name="gr1" draw:text-style-name="P1" draw:layer="layout" svg:width="3.571cm" svg:height="7.881cm" svg:x="5.702cm" svg:y="3.773cm" svg:viewBox="0 0 3572 7882" draw:points="3572,7882 3572,7353 26,7353 0,0">
          <text:p/>
        </draw:polyline>
        <draw:polygon draw:style-name="gr1" draw:text-style-name="P1" draw:layer="layout" svg:width="0.291cm" svg:height="0.292cm" svg:x="5.557cm" svg:y="3.482cm" svg:viewBox="0 0 292 293" draw:points="145,0 292,291 0,293">
          <text:p/>
        </draw:polygon>
        <draw:polyline draw:style-name="gr1" draw:text-style-name="P1" draw:layer="layout" svg:width="4.498cm" svg:height="0.688cm" svg:x="7.024cm" svg:y="11.654cm" svg:viewBox="0 0 4499 689" draw:points="0,689 0,0 4499,0 4499,689">
          <text:p/>
        </draw:polyline>
        <draw:polyline draw:style-name="gr1" draw:text-style-name="P1" draw:layer="layout" svg:width="4.498cm" svg:height="0.636cm" svg:x="7.024cm" svg:y="12.342cm" svg:viewBox="0 0 4499 637" draw:points="0,0 0,637 4499,637 4499,0">
          <text:p/>
        </draw:polyline>
        <draw:line draw:style-name="gr1" draw:text-style-name="P1" draw:layer="layout" svg:x1="7.024cm" svg:y1="12.342cm" svg:x2="11.522cm" svg:y2="12.342cm">
          <text:p/>
        </draw:line>
        <draw:frame draw:style-name="gr2" draw:text-style-name="P3" draw:layer="layout" svg:width="2.69cm" svg:height="0.319cm" svg:x="7.17cm" svg:y="10.484cm">
          <draw:text-box>
            <text:p text:style-name="P2"><text:span text:style-name="T1">+ execute(Context)</text:span></text:p>
          </draw:text-box>
        </draw:frame>
        <draw:frame draw:style-name="gr2" draw:text-style-name="P3" draw:layer="layout" svg:width="3.935cm" svg:height="0.319cm" svg:x="7.294cm" svg:y="11.86cm">
          <draw:text-box>
            <text:p text:style-name="P2"><text:span text:style-name="T1">CheckRegenerateNecessity</text:span></text:p>
          </draw:text-box>
        </draw:frame>
        <draw:polyline draw:style-name="gr1" draw:text-style-name="P1" draw:layer="layout" svg:width="2.937cm" svg:height="9.204cm" svg:x="30.837cm" svg:y="27.85cm" svg:viewBox="0 0 2938 9205" draw:points="0,9205 0,8676 2938,8676 2911,0">
          <text:p/>
        </draw:polyline>
        <draw:polygon draw:style-name="gr1" draw:text-style-name="P1" draw:layer="layout" svg:width="0.291cm" svg:height="0.291cm" svg:x="33.603cm" svg:y="27.559cm" svg:viewBox="0 0 292 292" draw:points="145,0 292,292 0,292">
          <text:p/>
        </draw:polygon>
        <draw:polyline draw:style-name="gr1" draw:text-style-name="P1" draw:layer="layout" svg:width="4.763cm" svg:height="0.688cm" svg:x="28.455cm" svg:y="37.054cm" svg:viewBox="0 0 4764 689" draw:points="0,689 0,0 4764,0 4764,689">
          <text:p/>
        </draw:polyline>
        <draw:polyline draw:style-name="gr1" draw:text-style-name="P1" draw:layer="layout" svg:width="4.763cm" svg:height="1.694cm" svg:x="28.455cm" svg:y="37.742cm" svg:viewBox="0 0 4764 1695" draw:points="0,0 0,1695 4764,1695 4764,0">
          <text:p/>
        </draw:polyline>
        <draw:line draw:style-name="gr1" draw:text-style-name="P1" draw:layer="layout" svg:x1="28.455cm" svg:y1="37.742cm" svg:x2="33.218cm" svg:y2="37.742cm">
          <text:p/>
        </draw:line>
        <draw:frame draw:style-name="gr2" draw:text-style-name="P3" draw:layer="layout" svg:width="2.69cm" svg:height="0.319cm" svg:x="7.17cm" svg:y="12.601cm">
          <draw:text-box>
            <text:p text:style-name="P2"><text:span text:style-name="T1">+ execute(Context)</text:span></text:p>
          </draw:text-box>
        </draw:frame>
        <draw:frame draw:style-name="gr2" draw:text-style-name="P3" draw:layer="layout" svg:width="3.389cm" svg:height="0.319cm" svg:x="29.137cm" svg:y="37.26cm">
          <draw:text-box>
            <text:p text:style-name="P2"><text:span text:style-name="T1">CalculateNormalsVisitor</text:span></text:p>
          </draw:text-box>
        </draw:frame>
        <draw:line draw:style-name="gr1" draw:text-style-name="P1" draw:layer="layout" svg:x1="14.962cm" svg:y1="11.919cm" svg:x2="14.962cm" svg:y2="11.155cm">
          <text:p/>
        </draw:line>
        <draw:polygon draw:style-name="gr1" draw:text-style-name="P1" draw:layer="layout" svg:width="0.291cm" svg:height="0.291cm" svg:x="14.816cm" svg:y="10.864cm" svg:viewBox="0 0 292 292" draw:points="146,0 292,292 0,292">
          <text:p/>
        </draw:polygon>
        <draw:polyline draw:style-name="gr1" draw:text-style-name="P1" draw:layer="layout" svg:width="3.704cm" svg:height="0.688cm" svg:x="24.751cm" svg:y="6.892cm" svg:viewBox="0 0 3705 689" draw:points="0,689 0,0 3705,0 3705,689">
          <text:p/>
        </draw:polyline>
        <draw:polyline draw:style-name="gr1" draw:text-style-name="P1" draw:layer="layout" svg:width="3.704cm" svg:height="1.693cm" svg:x="24.751cm" svg:y="7.58cm" svg:viewBox="0 0 3705 1694" draw:points="0,0 0,1694 3705,1694 3705,0">
          <text:p/>
        </draw:polyline>
        <draw:line draw:style-name="gr1" draw:text-style-name="P1" draw:layer="layout" svg:x1="24.751cm" svg:y1="7.58cm" svg:x2="28.455cm" svg:y2="7.58cm">
          <text:p/>
        </draw:line>
        <draw:frame draw:style-name="gr2" draw:text-style-name="P3" draw:layer="layout" svg:width="2.428cm" svg:height="0.319cm" svg:x="28.601cm" svg:y="38.001cm">
          <draw:text-box>
            <text:p text:style-name="P2"><text:span text:style-name="T1">+ visit(Camera)...</text:span></text:p>
          </draw:text-box>
        </draw:frame>
        <draw:frame draw:style-name="gr2" draw:text-style-name="P3" draw:layer="layout" svg:width="1.429cm" svg:height="0.319cm" svg:x="25.88cm" svg:y="7.098cm">
          <draw:text-box>
            <text:p text:style-name="P2"><text:span text:style-name="T1">Generator</text:span></text:p>
          </draw:text-box>
        </draw:frame>
        <draw:polyline draw:style-name="gr1" draw:text-style-name="P1" draw:layer="layout" svg:width="3.704cm" svg:height="0.688cm" svg:x="24.751cm" svg:y="10.067cm" svg:viewBox="0 0 3705 689" draw:points="0,689 0,0 3705,0 3705,689">
          <text:p/>
        </draw:polyline>
        <draw:polyline draw:style-name="gr1" draw:text-style-name="P1" draw:layer="layout" svg:width="3.704cm" svg:height="1.693cm" svg:x="24.751cm" svg:y="10.755cm" svg:viewBox="0 0 3705 1694" draw:points="0,0 0,1694 3705,1694 3705,0">
          <text:p/>
        </draw:polyline>
        <draw:line draw:style-name="gr1" draw:text-style-name="P1" draw:layer="layout" svg:x1="24.751cm" svg:y1="10.755cm" svg:x2="28.455cm" svg:y2="10.755cm">
          <text:p/>
        </draw:line>
        <draw:frame draw:style-name="gr2" draw:text-style-name="P3" draw:layer="layout" svg:width="2.004cm" svg:height="0.319cm" svg:x="24.897cm" svg:y="7.838cm">
          <draw:text-box>
            <text:p text:style-name="P2"><text:span text:style-name="T1">+ generate()...</text:span></text:p>
          </draw:text-box>
        </draw:frame>
        <draw:frame draw:style-name="gr2" draw:text-style-name="P3" draw:layer="layout" svg:width="3.6cm" svg:height="0.319cm" svg:x="24.796cm" svg:y="10.273cm">
          <draw:text-box>
            <text:p text:style-name="P2"><text:span text:style-name="T1">GeneratorImplementation</text:span></text:p>
          </draw:text-box>
        </draw:frame>
        <draw:line draw:style-name="gr1" draw:text-style-name="P1" draw:layer="layout" svg:x1="26.603cm" svg:y1="10.067cm" svg:x2="26.603cm" svg:y2="9.626cm">
          <text:p/>
        </draw:line>
        <draw:polygon draw:style-name="gr1" draw:text-style-name="P1" draw:layer="layout" svg:width="0.291cm" svg:height="0.291cm" svg:x="26.458cm" svg:y="9.335cm" svg:viewBox="0 0 292 292" draw:points="145,0 292,292 0,292">
          <text:p/>
        </draw:polygon>
        <draw:polyline draw:style-name="gr1" draw:text-style-name="P1" draw:layer="layout" svg:width="7.011cm" svg:height="0.839cm" svg:x="3.585cm" svg:y="19.414cm" svg:viewBox="0 0 7012 840" draw:points="0,840 7012,840 7012,0">
          <text:p/>
        </draw:polyline>
        <draw:polyline draw:style-name="gr1" draw:text-style-name="P1" draw:layer="layout" svg:width="0.194cm" svg:height="0.291cm" svg:x="10.499cm" svg:y="19.384cm" svg:viewBox="0 0 195 292" draw:points="195,292 98,0 0,292">
          <text:p/>
        </draw:polyline>
        <draw:polyline draw:style-name="gr1" draw:text-style-name="P1" draw:layer="layout" svg:width="5.424cm" svg:height="3.505cm" svg:x="25.942cm" svg:y="22.238cm" svg:viewBox="0 0 5425 3506" draw:points="5425,3506 3307,3506 3307,0 0,0 0,470">
          <text:p/>
        </draw:polyline>
        <draw:polyline draw:style-name="gr1" draw:text-style-name="P1" draw:layer="layout" svg:width="0.194cm" svg:height="0.291cm" svg:x="25.845cm" svg:y="22.446cm" svg:viewBox="0 0 195 292" draw:points="0,0 98,292 195,0">
          <text:p/>
        </draw:polyline>
        <draw:polyline draw:style-name="gr1" draw:text-style-name="P1" draw:layer="layout" svg:width="4.763cm" svg:height="0.688cm" svg:x="22.37cm" svg:y="22.767cm" svg:viewBox="0 0 4764 689" draw:points="0,689 0,0 4764,0 4764,689">
          <text:p/>
        </draw:polyline>
        <draw:polyline draw:style-name="gr1" draw:text-style-name="P1" draw:layer="layout" svg:width="4.763cm" svg:height="2.222cm" svg:x="22.37cm" svg:y="23.455cm" svg:viewBox="0 0 4764 2223" draw:points="0,0 0,2223 4764,2223 4764,0">
          <text:p/>
        </draw:polyline>
        <draw:line draw:style-name="gr1" draw:text-style-name="P1" draw:layer="layout" svg:x1="22.37cm" svg:y1="23.455cm" svg:x2="27.133cm" svg:y2="23.455cm">
          <text:p/>
        </draw:line>
        <draw:frame draw:style-name="gr2" draw:text-style-name="P3" draw:layer="layout" svg:width="2.004cm" svg:height="0.319cm" svg:x="24.897cm" svg:y="11.013cm">
          <draw:text-box>
            <text:p text:style-name="P2"><text:span text:style-name="T1">+ generate()...</text:span></text:p>
          </draw:text-box>
        </draw:frame>
        <draw:frame draw:style-name="gr2" draw:text-style-name="P3" draw:layer="layout" svg:width="1.166cm" svg:height="0.319cm" svg:x="24.163cm" svg:y="22.973cm">
          <draw:text-box>
            <text:p text:style-name="P2"><text:span text:style-name="T1">FarLight</text:span></text:p>
          </draw:text-box>
        </draw:frame>
        <draw:polyline draw:style-name="gr1" draw:text-style-name="P1" draw:layer="layout" svg:width="5.027cm" svg:height="0.688cm" svg:x="0.013cm" svg:y="13.771cm" svg:viewBox="0 0 5028 689" draw:points="0,689 0,0 5028,0 5028,689">
          <text:p/>
        </draw:polyline>
        <draw:polyline draw:style-name="gr1" draw:text-style-name="P1" draw:layer="layout" svg:width="5.027cm" svg:height="0.636cm" svg:x="0.013cm" svg:y="14.459cm" svg:viewBox="0 0 5028 637" draw:points="0,0 0,637 5028,637 5028,0">
          <text:p/>
        </draw:polyline>
        <draw:line draw:style-name="gr1" draw:text-style-name="P1" draw:layer="layout" svg:x1="0.013cm" svg:y1="14.459cm" svg:x2="5.04cm" svg:y2="14.459cm">
          <text:p/>
        </draw:line>
        <draw:frame draw:style-name="gr2" draw:text-style-name="P3" draw:layer="layout" svg:width="2.144cm" svg:height="0.319cm" svg:x="22.516cm" svg:y="23.713cm">
          <draw:text-box>
            <text:p text:style-name="P2"><text:span text:style-name="T1">+ getCenter()...</text:span></text:p>
          </draw:text-box>
        </draw:frame>
        <draw:frame draw:style-name="gr2" draw:text-style-name="P3" draw:layer="layout" svg:width="4.904cm" svg:height="0.319cm" svg:x="0.067cm" svg:y="13.977cm">
          <draw:text-box>
            <text:p text:style-name="P2"><text:span text:style-name="T1">SetDrawAbstractFactoryCommand</text:span></text:p>
          </draw:text-box>
        </draw:frame>
        <draw:polyline draw:style-name="gr1" draw:text-style-name="P1" draw:layer="layout" svg:width="3.176cm" svg:height="9.998cm" svg:x="2.526cm" svg:y="3.773cm" svg:viewBox="0 0 3177 9999" draw:points="0,9999 0,9470 3177,9470 3177,0">
          <text:p/>
        </draw:polyline>
        <draw:polygon draw:style-name="gr1" draw:text-style-name="P1" draw:layer="layout" svg:width="0.291cm" svg:height="0.291cm" svg:x="5.556cm" svg:y="3.482cm" svg:viewBox="0 0 292 292" draw:points="146,0 292,292 0,292">
          <text:p/>
        </draw:polygon>
        <draw:polyline draw:style-name="gr1" draw:text-style-name="P1" draw:layer="layout" svg:width="5.503cm" svg:height="1.052cm" svg:x="23.746cm" svg:y="12.924cm" svg:viewBox="0 0 5504 1053" draw:points="0,0 5504,0 5504,1053">
          <text:p/>
        </draw:polyline>
        <draw:polygon draw:style-name="gr1" draw:text-style-name="P1" draw:layer="layout" svg:width="0.291cm" svg:height="0.171cm" svg:x="23.455cm" svg:y="12.839cm" svg:viewBox="0 0 292 172" draw:points="0,86 145,0 292,86 145,172">
          <text:p/>
        </draw:polygon>
        <draw:polyline draw:style-name="gr1" draw:text-style-name="P1" draw:layer="layout" svg:width="0.194cm" svg:height="0.291cm" svg:x="29.152cm" svg:y="13.715cm" svg:viewBox="0 0 195 292" draw:points="0,0 98,292 195,0">
          <text:p/>
        </draw:polyline>
        <draw:frame draw:style-name="gr2" draw:text-style-name="P3" draw:layer="layout" svg:width="2.69cm" svg:height="0.319cm" svg:x="0.159cm" svg:y="14.718cm">
          <draw:text-box>
            <text:p text:style-name="P2"><text:span text:style-name="T1">+ execute(Context)</text:span></text:p>
          </draw:text-box>
        </draw:frame>
        <draw:frame draw:style-name="gr4" draw:text-style-name="P4" draw:layer="layout" svg:width="0.264cm" svg:height="0.311cm" svg:x="17.447cm" svg:y="39.164cm">
          <draw:text-box>
            <text:p text:style-name="P2"><text:span text:style-name="T2">Text is not SVG - cannot displa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s" svg:font-family="Nimbus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16" draw:style="rect" draw:dots1="1" draw:dots1-length="0.211cm" draw:distance="0.2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9.052cm" fo:page-height="39.5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0T20:19:15.606352946</dc:date>
    <meta:editing-duration>PT10S</meta:editing-duration>
    <meta:editing-cycles>1</meta:editing-cycles>
    <meta:document-statistic meta:object-count="349"/>
    <meta:generator>LibreOffice/24.2.5.2$Linux_X86_64 LibreOffice_project/420$Build-2</meta:generator>
  </office:meta>
</office:document-meta>
</file>